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/>
    </style:style>
    <style:style style:name="ce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fo:color="#FF0000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17" style:family="table-cell" style:parent-style-name="_19968__33324___36895__22577__34920_" style:data-style-name="N51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_21315__20998__20301__91_0_93_" style:data-style-name="N50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/>
    </style:style>
    <style:style style:name="ce23" style:family="table-cell" style:parent-style-name="Default" style:data-style-name="N52">
      <style:table-cell-properties style:vertical-align="automatic"/>
    </style:style>
    <style:style style:name="ce24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25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5">
      <style:table-cell-properties fo:border-top="none" fo:border-bottom="thin solid #000000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29" style:family="table-cell" style:parent-style-name="_19968__33324___36895__22577__34920_" style:data-style-name="N51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5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7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39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0" style:family="table-cell" style:parent-style-name="Default" style:data-style-name="N0">
      <style:table-cell-properties style:vertical-align="automatic"/>
    </style:style>
    <style:style style:name="ce41" style:family="table-cell" style:parent-style-name="Default" style:data-style-name="N0">
      <style:table-cell-properties style:vertical-align="automatic"/>
    </style:style>
    <style:style style:name="ce42" style:family="table-cell" style:parent-style-name="Default" style:data-style-name="N53">
      <style:table-cell-properties style:vertical-align="middle"/>
      <style:text-properties fo:color="#0000FF" style:font-name="Times New Roman" style:font-name-asian="Times New Roman" style:font-name-complex="Times New Roman"/>
    </style:style>
    <style:style style:name="ce43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/>
    </style:style>
    <style:style style:name="ce44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52" style:family="table-cell" style:parent-style-name="Default" style:data-style-name="N56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Default" style:data-style-name="N53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6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Default" style:data-style-name="N56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Default" style:data-style-name="N55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74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3" style:family="table-cell" style:parent-style-name="Default" style:data-style-name="N0">
      <style:table-cell-properties fo:background-color="transparent"/>
    </style:style>
    <style:style style:name="ce94" style:family="table-cell" style:parent-style-name="Default" style:data-style-name="N0"/>
    <style:style style:name="ce95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96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Times New Roman" style:font-name-asian="Times New Roman" style:font-name-complex="Times New Roman"/>
    </style:style>
    <style:style style:name="ce97" style:family="table-cell" style:parent-style-name="Default" style:data-style-name="N0"/>
    <style:style style:name="ce9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FF0000"/>
    </style:style>
    <style:style style:name="ce10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0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3" style:family="table-cell" style:parent-style-name="Default" style:data-style-name="N58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5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6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7" style:family="table-cell" style:parent-style-name="_21315__20998__20301_" style:data-style-name="N58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55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10" style:family="table-cell" style:parent-style-name="_21315__20998__20301__91_0_93__96-09" style:data-style-name="N5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1" style:family="table-cell" style:parent-style-name="_21315__20998__20301_" style:data-style-name="N5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_21315__20998__20301_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21315__20998__20301__91_0_93__96-09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fo:color="#000000" style:font-name="Times New Roman" style:font-name-asian="Times New Roman" style:font-name-complex="Times New Roman"/>
    </style:style>
    <style:style style:name="ce120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21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/>
    </style:style>
    <style:style style:name="ce122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/>
    </style:style>
    <style:style style:name="ce12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24" style:family="table-cell" style:parent-style-name="Default" style:data-style-name="N54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25" style:family="table-cell" style:parent-style-name="Default" style:data-style-name="N55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26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27" style:family="table-cell" style:parent-style-name="Default" style:data-style-name="N54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54">
      <style:table-cell-properties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Default" style:data-style-name="N55">
      <style:table-cell-properties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57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0" style:family="table-cell" style:parent-style-name="_21315__20998__20301_" style:data-style-name="N54">
      <style:table-cell-properties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" style:data-style-name="N55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19968__33324___36895__22577__34920_" style:data-style-name="N51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3" style:family="table-cell" style:parent-style-name="_21315__20998__20301_" style:data-style-name="N57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7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4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0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2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15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15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56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5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F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8.45pt" style:use-optimal-row-height="false" fo:break-before="auto"/>
    </style:style>
    <style:style style:name="ro12" style:family="table-row">
      <style:table-row-properties style:row-height="17.4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6.05pt" style:use-optimal-row-height="false" fo:break-before="auto"/>
    </style:style>
    <style:style style:name="ro15" style:family="table-row">
      <style:table-row-properties style:row-height="40.35pt" style:use-optimal-row-height="false" fo:break-before="auto"/>
    </style:style>
    <style:style style:name="ro16" style:family="table-row">
      <style:table-row-properties style:row-height="37.2pt" style:use-optimal-row-height="false" fo:break-before="auto"/>
    </style:style>
    <style:style style:name="ro17" style:family="table-row">
      <style:table-row-properties style:row-height="16.2pt" style:use-optimal-row-height="true" fo:break-before="auto"/>
    </style:style>
    <style:style style:name="ro18" style:family="table-row">
      <style:table-row-properties style:row-height="23.1pt" style:use-optimal-row-height="false" fo:break-before="auto"/>
    </style:style>
    <style:style style:name="ro19" style:family="table-row">
      <style:table-row-properties style:row-height="21.45pt" style:use-optimal-row-height="false" fo:break-before="auto"/>
    </style:style>
    <style:style style:name="ro20" style:family="table-row">
      <style:table-row-properties style:row-height="22.0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2.8pt" style:use-optimal-row-height="false" fo:break-before="auto"/>
    </style:style>
    <style:style style:name="ro23" style:family="table-row">
      <style:table-row-properties style:row-height="25.95pt" style:use-optimal-row-height="false" fo:break-before="auto"/>
    </style:style>
    <style:style style:name="ro24" style:family="table-row">
      <style:table-row-properties style:row-height="18pt" style:use-optimal-row-height="false" fo:break-before="auto"/>
    </style:style>
    <style:style style:name="ro25" style:family="table-row">
      <style:table-row-properties style:row-height="20.1pt" style:use-optimal-row-height="false" fo:break-before="auto"/>
    </style:style>
    <style:style style:name="ro26" style:family="table-row">
      <style:table-row-properties style:row-height="3pt" style:use-optimal-row-height="false" fo:break-before="auto"/>
    </style:style>
    <style:style style:name="ro27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154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5"/>
        </table:table-row>
        <table:table-row table:style-name="ro2">
          <table:table-cell table:style-name="ce92"/>
          <table:table-cell table:number-columns-repeated="9" table:style-name="ce91"/>
          <table:table-cell office:value-type="string" table:style-name="ce90">
            <text:p><text:s text:c="10"/>單位：平方公里；個；戶；人</text:p>
          </table:table-cell>
          <table:table-cell table:style-name="ce89"/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63">
            <text:p><text:s/>年<text:span text:style-name="T1"><text:s/></text:span>月<text:span text:style-name="T1"><text:s/>底<text:s/></text:span>別</text:p>
          </table:table-cell>
          <table:table-cell office:value-type="string" table:style-name="ce88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7">
            <text:p>鄉鎮</text:p>
          </table:table-cell>
          <table:table-cell office:value-type="string" table:number-columns-spanned="1" table:number-rows-spanned="2" table:style-name="ce164">
            <text:p>村里數</text:p>
          </table:table-cell>
          <table:table-cell office:value-type="string" table:number-columns-spanned="1" table:number-rows-spanned="2" table:style-name="ce164">
            <text:p>鄰<text:span text:style-name="T3"><text:s text:c="2"/></text:span>數</text:p>
          </table:table-cell>
          <table:table-cell office:value-type="string" table:number-columns-spanned="1" table:number-rows-spanned="2" table:style-name="ce164">
            <text:p>戶<text:span text:style-name="T3"><text:s text:c="2"/></text:span>數</text:p>
          </table:table-cell>
          <table:table-cell office:value-type="string" table:number-columns-spanned="3" table:number-rows-spanned="1" table:style-name="ce164">
            <text:p>人　　口　　數</text:p>
          </table:table-cell>
          <table:covered-table-cell table:number-columns-repeated="2"/>
          <table:table-cell office:value-type="string" table:style-name="ce152">
            <text:p>性別比例<text:span text:style-name="T3"><text:s/>(<text:s/></text:span>每百</text:p>
          </table:table-cell>
          <table:table-cell office:value-type="string" table:style-name="ce86">
            <text:p>人口密度 ( 每平</text:p>
          </table:table-cell>
          <table:table-cell office:value-type="string" table:style-name="ce85">
            <text:p>戶<text:span text:style-name="T1"><text:s/></text:span>量<text:span text:style-name="T1"><text:s/>(<text:s/></text:span>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84">
            <text:p>( 平方公里 )</text:p>
          </table:table-cell>
          <table:table-cell office:value-type="string" table:style-name="ce83">
            <text:p>市區數</text:p>
          </table:table-cell>
          <table:covered-table-cell/>
          <table:covered-table-cell/>
          <table:covered-table-cell/>
          <table:table-cell office:value-type="string" table:style-name="ce82">
            <text:p>總<text:span text:style-name="T3"><text:s text:c="3"/></text:span>計</text:p>
          </table:table-cell>
          <table:table-cell office:value-type="string" table:style-name="ce82">
            <text:p>男</text:p>
          </table:table-cell>
          <table:table-cell office:value-type="string" table:style-name="ce81">
            <text:p>女</text:p>
          </table:table-cell>
          <table:table-cell office:value-type="string" table:style-name="ce153">
            <text:p>女子所當男子數<text:span text:style-name="T3"><text:s/>)</text:span></text:p>
          </table:table-cell>
          <table:table-cell office:value-type="string" table:style-name="ce80">
            <text:p>方公里人口數 )</text:p>
          </table:table-cell>
          <table:table-cell office:value-type="string" table:style-name="ce79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73">
            <text:p>87 年</text:p>
          </table:table-cell>
          <table:table-cell office:value-type="float" office:value="36188.035400000001" table:style-name="ce72">
            <text:p><text:s text:c="3"/>36,188.0354</text:p>
          </table:table-cell>
          <table:table-cell office:value-type="float" office:value="369" table:style-name="ce71">
            <text:p><text:s text:c="3"/>369</text:p>
          </table:table-cell>
          <table:table-cell office:value-type="float" office:value="7755" table:style-name="ce71">
            <text:p><text:s text:c="3"/>7,755</text:p>
          </table:table-cell>
          <table:table-cell office:value-type="float" office:value="143104" table:style-name="ce71">
            <text:p><text:s text:c="3"/>143,104</text:p>
          </table:table-cell>
          <table:table-cell office:value-type="float" office:value="6369768" table:style-name="ce55">
            <text:p><text:s text:c="3"/>6,369,768</text:p>
          </table:table-cell>
          <table:table-cell office:value-type="float" office:value="21928591" table:style-name="ce55">
            <text:p><text:s text:c="3"/>21,928,591</text:p>
          </table:table-cell>
          <table:table-cell office:value-type="float" office:value="11243408" table:style-name="ce71">
            <text:p><text:s text:c="3"/>11,243,408</text:p>
          </table:table-cell>
          <table:table-cell office:value-type="float" office:value="10685183" table:style-name="ce78">
            <text:p><text:s text:c="3"/>10,685,183</text:p>
          </table:table-cell>
          <table:table-cell office:value-type="float" office:value="105.22" table:style-name="ce68">
            <text:p><text:s text:c="3"/>105.22</text:p>
          </table:table-cell>
          <table:table-cell office:value-type="float" office:value="605.96" table:style-name="ce68">
            <text:p><text:s text:c="3"/>605.96</text:p>
          </table:table-cell>
          <table:table-cell office:value-type="float" office:value="3.44" table:style-name="ce67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73">
            <text:p>88 年</text:p>
          </table:table-cell>
          <table:table-cell office:value-type="float" office:value="36188.035400000001" table:style-name="ce72">
            <text:p><text:s text:c="3"/>36,188.0354</text:p>
          </table:table-cell>
          <table:table-cell office:value-type="float" office:value="369" table:style-name="ce76">
            <text:p><text:s text:c="3"/>369</text:p>
          </table:table-cell>
          <table:table-cell office:value-type="float" office:value="7755" table:style-name="ce76">
            <text:p><text:s text:c="3"/>7,755</text:p>
          </table:table-cell>
          <table:table-cell office:value-type="float" office:value="143471" table:style-name="ce76">
            <text:p><text:s text:c="3"/>143,471</text:p>
          </table:table-cell>
          <table:table-cell office:value-type="float" office:value="6532466" table:style-name="ce77">
            <text:p><text:s text:c="3"/>6,532,466</text:p>
          </table:table-cell>
          <table:table-cell office:value-type="float" office:value="22092387" table:style-name="ce55">
            <text:p><text:s text:c="3"/>22,092,387</text:p>
          </table:table-cell>
          <table:table-cell office:value-type="float" office:value="11312728" table:style-name="ce75">
            <text:p><text:s text:c="3"/>11,312,728</text:p>
          </table:table-cell>
          <table:table-cell office:value-type="float" office:value="10779659" table:style-name="ce74">
            <text:p><text:s text:c="3"/>10,779,659</text:p>
          </table:table-cell>
          <table:table-cell office:value-type="float" office:value="104.95" table:style-name="ce68">
            <text:p><text:s text:c="3"/>104.95</text:p>
          </table:table-cell>
          <table:table-cell office:value-type="float" office:value="610.49" table:style-name="ce68">
            <text:p><text:s text:c="3"/>610.49</text:p>
          </table:table-cell>
          <table:table-cell office:value-type="float" office:value="3.38" table:style-name="ce67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73">
            <text:p>89 年</text:p>
          </table:table-cell>
          <table:table-cell office:value-type="float" office:value="36188.035400000001" table:style-name="ce72">
            <text:p><text:s text:c="3"/>36,188.0354</text:p>
          </table:table-cell>
          <table:table-cell office:value-type="float" office:value="369" table:style-name="ce76">
            <text:p><text:s text:c="3"/>369</text:p>
          </table:table-cell>
          <table:table-cell office:value-type="float" office:value="7756" table:style-name="ce76">
            <text:p><text:s text:c="3"/>7,756</text:p>
          </table:table-cell>
          <table:table-cell office:value-type="float" office:value="144112" table:style-name="ce76">
            <text:p><text:s text:c="3"/>144,112</text:p>
          </table:table-cell>
          <table:table-cell office:value-type="float" office:value="6681685" table:style-name="ce74">
            <text:p><text:s text:c="3"/>6,681,685</text:p>
          </table:table-cell>
          <table:table-cell office:value-type="float" office:value="22276672" table:style-name="ce55">
            <text:p><text:s text:c="3"/>22,276,672</text:p>
          </table:table-cell>
          <table:table-cell office:value-type="float" office:value="11392050" table:style-name="ce75">
            <text:p><text:s text:c="3"/>11,392,050</text:p>
          </table:table-cell>
          <table:table-cell office:value-type="float" office:value="10884622" table:style-name="ce74">
            <text:p><text:s text:c="3"/>10,884,622</text:p>
          </table:table-cell>
          <table:table-cell office:value-type="float" office:value="104.66" table:style-name="ce68">
            <text:p><text:s text:c="3"/>104.66</text:p>
          </table:table-cell>
          <table:table-cell office:value-type="float" office:value="615.58000000000004" table:style-name="ce68">
            <text:p><text:s text:c="3"/>615.58</text:p>
          </table:table-cell>
          <table:table-cell office:value-type="float" office:value="3.33" table:style-name="ce67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73">
            <text:p>90 年</text:p>
          </table:table-cell>
          <table:table-cell office:value-type="float" office:value="36188.035400000001" table:style-name="ce72">
            <text:p><text:s text:c="3"/>36,188.0354</text:p>
          </table:table-cell>
          <table:table-cell office:value-type="float" office:value="369" table:style-name="ce71">
            <text:p><text:s text:c="3"/>369</text:p>
          </table:table-cell>
          <table:table-cell office:value-type="float" office:value="7775" table:style-name="ce70">
            <text:p><text:s text:c="3"/>7,775</text:p>
          </table:table-cell>
          <table:table-cell office:value-type="float" office:value="145196" table:style-name="ce69">
            <text:p><text:s text:c="3"/>145,196</text:p>
          </table:table-cell>
          <table:table-cell office:value-type="float" office:value="6802281" table:style-name="ce71">
            <text:p><text:s text:c="3"/>6,802,281</text:p>
          </table:table-cell>
          <table:table-cell office:value-type="float" office:value="22405568" table:style-name="ce55">
            <text:p><text:s text:c="3"/>22,405,568</text:p>
          </table:table-cell>
          <table:table-cell office:value-type="float" office:value="11441651" table:style-name="ce70">
            <text:p><text:s text:c="3"/>11,441,651</text:p>
          </table:table-cell>
          <table:table-cell office:value-type="float" office:value="10963917" table:style-name="ce69">
            <text:p><text:s text:c="3"/>10,963,917</text:p>
          </table:table-cell>
          <table:table-cell office:value-type="float" office:value="104.36" table:style-name="ce68">
            <text:p><text:s text:c="3"/>104.36</text:p>
          </table:table-cell>
          <table:table-cell office:value-type="float" office:value="619.14" table:style-name="ce68">
            <text:p><text:s text:c="3"/>619.14</text:p>
          </table:table-cell>
          <table:table-cell office:value-type="float" office:value="3.29" table:style-name="ce67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73">
            <text:p>91 年</text:p>
          </table:table-cell>
          <table:table-cell office:value-type="float" office:value="36188.035400000001" table:style-name="ce72">
            <text:p><text:s text:c="3"/>36,188.0354</text:p>
          </table:table-cell>
          <table:table-cell office:value-type="float" office:value="369" table:style-name="ce71">
            <text:p><text:s text:c="3"/>369</text:p>
          </table:table-cell>
          <table:table-cell office:value-type="float" office:value="7809" table:style-name="ce70">
            <text:p><text:s text:c="3"/>7,809</text:p>
          </table:table-cell>
          <table:table-cell office:value-type="float" office:value="146266" table:style-name="ce69">
            <text:p><text:s text:c="3"/>146,266</text:p>
          </table:table-cell>
          <table:table-cell office:value-type="float" office:value="6925019" table:style-name="ce71">
            <text:p><text:s text:c="3"/>6,925,019</text:p>
          </table:table-cell>
          <table:table-cell office:value-type="float" office:value="22520776" table:style-name="ce55">
            <text:p><text:s text:c="3"/>22,520,776</text:p>
          </table:table-cell>
          <table:table-cell office:value-type="float" office:value="11485409" table:style-name="ce70">
            <text:p><text:s text:c="3"/>11,485,409</text:p>
          </table:table-cell>
          <table:table-cell office:value-type="float" office:value="11035367" table:style-name="ce69">
            <text:p><text:s text:c="3"/>11,035,367</text:p>
          </table:table-cell>
          <table:table-cell office:value-type="float" office:value="104.08" table:style-name="ce68">
            <text:p><text:s text:c="3"/>104.08</text:p>
          </table:table-cell>
          <table:table-cell office:value-type="float" office:value="622.33000000000004" table:style-name="ce68">
            <text:p><text:s text:c="3"/>622.33</text:p>
          </table:table-cell>
          <table:table-cell office:value-type="float" office:value="3.25" table:style-name="ce67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51">
            <text:p>92 年</text:p>
          </table:table-cell>
          <table:table-cell office:value-type="float" office:value="36188.035400000001" table:style-name="ce64">
            <text:p><text:s text:c="3"/>36,188.0354</text:p>
          </table:table-cell>
          <table:table-cell office:value-type="float" office:value="369" table:style-name="ce49">
            <text:p><text:s text:c="3"/>369</text:p>
          </table:table-cell>
          <table:table-cell office:value-type="float" office:value="7809" table:style-name="ce49">
            <text:p><text:s text:c="3"/>7,809</text:p>
          </table:table-cell>
          <table:table-cell office:value-type="float" office:value="145971" table:style-name="ce49">
            <text:p><text:s text:c="3"/>145,971</text:p>
          </table:table-cell>
          <table:table-cell office:value-type="float" office:value="7047168" table:style-name="ce49">
            <text:p><text:s text:c="3"/>7,047,168</text:p>
          </table:table-cell>
          <table:table-cell office:value-type="float" office:value="22604550" table:style-name="ce49">
            <text:p><text:s text:c="3"/>22,604,550</text:p>
          </table:table-cell>
          <table:table-cell office:value-type="float" office:value="11515062" table:style-name="ce47">
            <text:p><text:s text:c="3"/>11,515,062</text:p>
          </table:table-cell>
          <table:table-cell office:value-type="float" office:value="11089488" table:style-name="ce47">
            <text:p><text:s text:c="3"/>11,089,488</text:p>
          </table:table-cell>
          <table:table-cell office:value-type="float" office:value="103.84" table:style-name="ce61">
            <text:p><text:s text:c="3"/>103.84</text:p>
          </table:table-cell>
          <table:table-cell office:value-type="float" office:value="624.64" table:style-name="ce61">
            <text:p><text:s text:c="3"/>624.64</text:p>
          </table:table-cell>
          <table:table-cell office:value-type="float" office:value="3.21" table:style-name="ce44">
            <text:p><text:s text:c="3"/>3.21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51">
            <text:p>93 年</text:p>
          </table:table-cell>
          <table:table-cell office:value-type="float" office:value="36188.035400000001" table:style-name="ce64">
            <text:p><text:s text:c="3"/>36,188.0354</text:p>
          </table:table-cell>
          <table:table-cell office:value-type="float" office:value="368" table:style-name="ce48">
            <text:p><text:s text:c="3"/>368</text:p>
          </table:table-cell>
          <table:table-cell office:value-type="float" office:value="7810" table:style-name="ce66">
            <text:p><text:s text:c="3"/>7,810</text:p>
          </table:table-cell>
          <table:table-cell office:value-type="float" office:value="146225" table:style-name="ce66">
            <text:p><text:s text:c="3"/>146,225</text:p>
          </table:table-cell>
          <table:table-cell office:value-type="float" office:value="7179943" table:style-name="ce48">
            <text:p><text:s text:c="3"/>7,179,943</text:p>
          </table:table-cell>
          <table:table-cell office:value-type="float" office:value="22689122" table:style-name="ce48">
            <text:p><text:s text:c="3"/>22,689,122</text:p>
          </table:table-cell>
          <table:table-cell office:value-type="float" office:value="11541585" table:style-name="ce66">
            <text:p><text:s text:c="3"/>11,541,585</text:p>
          </table:table-cell>
          <table:table-cell office:value-type="float" office:value="11147537" table:style-name="ce66">
            <text:p><text:s text:c="3"/>11,147,537</text:p>
          </table:table-cell>
          <table:table-cell office:value-type="float" office:value="103.53" table:style-name="ce61">
            <text:p><text:s text:c="3"/>103.53</text:p>
          </table:table-cell>
          <table:table-cell office:value-type="float" office:value="626.98" table:style-name="ce61">
            <text:p><text:s text:c="3"/>626.98</text:p>
          </table:table-cell>
          <table:table-cell office:value-type="float" office:value="3.16" table:style-name="ce65">
            <text:p><text:s text:c="3"/>3.16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51">
            <text:p>94 年</text:p>
          </table:table-cell>
          <table:table-cell office:value-type="float" office:value="36188.035400000001" table:style-name="ce64">
            <text:p><text:s text:c="3"/>36,188.0354</text:p>
          </table:table-cell>
          <table:table-cell office:value-type="float" office:value="368" table:style-name="ce49">
            <text:p><text:s text:c="3"/>368</text:p>
          </table:table-cell>
          <table:table-cell office:value-type="float" office:value="7833" table:style-name="ce47">
            <text:p><text:s text:c="3"/>7,833</text:p>
          </table:table-cell>
          <table:table-cell office:value-type="float" office:value="146967" table:style-name="ce47">
            <text:p><text:s text:c="3"/>146,967</text:p>
          </table:table-cell>
          <table:table-cell office:value-type="float" office:value="7292879" table:style-name="ce49">
            <text:p><text:s text:c="3"/>7,292,879</text:p>
          </table:table-cell>
          <table:table-cell office:value-type="float" office:value="22770383" table:style-name="ce48">
            <text:p><text:s text:c="3"/>22,770,383</text:p>
          </table:table-cell>
          <table:table-cell office:value-type="float" office:value="11562440" table:style-name="ce47">
            <text:p><text:s text:c="3"/>11,562,440</text:p>
          </table:table-cell>
          <table:table-cell office:value-type="float" office:value="11207943" table:style-name="ce47">
            <text:p><text:s text:c="3"/>11,207,943</text:p>
          </table:table-cell>
          <table:table-cell office:value-type="float" office:value="103.16" table:style-name="ce61">
            <text:p><text:s text:c="3"/>103.16</text:p>
          </table:table-cell>
          <table:table-cell office:value-type="float" office:value="629.22" table:style-name="ce61">
            <text:p><text:s text:c="3"/>629.22</text:p>
          </table:table-cell>
          <table:table-cell office:value-type="float" office:value="3.12" table:style-name="ce65">
            <text:p><text:s text:c="3"/>3.12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51">
            <text:p>95 年</text:p>
          </table:table-cell>
          <table:table-cell office:value-type="float" office:value="36188.035400000001" table:style-name="ce64">
            <text:p><text:s text:c="3"/>36,188.0354</text:p>
          </table:table-cell>
          <table:table-cell office:value-type="float" office:value="368" table:style-name="ce49">
            <text:p><text:s text:c="3"/>368</text:p>
          </table:table-cell>
          <table:table-cell office:value-type="float" office:value="7828" table:style-name="ce47">
            <text:p><text:s text:c="3"/>7,828</text:p>
          </table:table-cell>
          <table:table-cell office:value-type="float" office:value="147134" table:style-name="ce47">
            <text:p><text:s text:c="3"/>147,134</text:p>
          </table:table-cell>
          <table:table-cell office:value-type="float" office:value="7394758" table:style-name="ce49">
            <text:p><text:s text:c="3"/>7,394,758</text:p>
          </table:table-cell>
          <table:table-cell office:value-type="float" office:value="22876527" table:style-name="ce48">
            <text:p><text:s text:c="3"/>22,876,527</text:p>
          </table:table-cell>
          <table:table-cell office:value-type="float" office:value="11591707" table:style-name="ce47">
            <text:p><text:s text:c="3"/>11,591,707</text:p>
          </table:table-cell>
          <table:table-cell office:value-type="float" office:value="11284820" table:style-name="ce47">
            <text:p><text:s text:c="3"/>11,284,820</text:p>
          </table:table-cell>
          <table:table-cell office:value-type="float" office:value="102.72" table:style-name="ce61">
            <text:p><text:s text:c="3"/>102.72</text:p>
          </table:table-cell>
          <table:table-cell office:value-type="float" office:value="632.16" table:style-name="ce61">
            <text:p><text:s text:c="3"/>632.16</text:p>
          </table:table-cell>
          <table:table-cell office:value-type="float" office:value="3.09" table:style-name="ce44">
            <text:p><text:s text:c="3"/>3.09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51">
            <text:p>96 年</text:p>
          </table:table-cell>
          <table:table-cell office:value-type="float" office:value="36189.505000000012" table:style-name="ce64">
            <text:p><text:s text:c="3"/>36,189.5050</text:p>
          </table:table-cell>
          <table:table-cell office:value-type="float" office:value="368" table:style-name="ce49">
            <text:p><text:s text:c="3"/>368</text:p>
          </table:table-cell>
          <table:table-cell office:value-type="float" office:value="7826" table:style-name="ce47">
            <text:p><text:s text:c="3"/>7,826</text:p>
          </table:table-cell>
          <table:table-cell office:value-type="float" office:value="147342" table:style-name="ce47">
            <text:p><text:s text:c="3"/>147,342</text:p>
          </table:table-cell>
          <table:table-cell office:value-type="float" office:value="7512449" table:style-name="ce49">
            <text:p><text:s text:c="3"/>7,512,449</text:p>
          </table:table-cell>
          <table:table-cell office:value-type="float" office:value="22958360" table:style-name="ce48">
            <text:p><text:s text:c="3"/>22,958,360</text:p>
          </table:table-cell>
          <table:table-cell office:value-type="float" office:value="11608767" table:style-name="ce47">
            <text:p><text:s text:c="3"/>11,608,767</text:p>
          </table:table-cell>
          <table:table-cell office:value-type="float" office:value="11349593" table:style-name="ce47">
            <text:p><text:s text:c="3"/>11,349,593</text:p>
          </table:table-cell>
          <table:table-cell office:value-type="float" office:value="102.28" table:style-name="ce61">
            <text:p><text:s text:c="3"/>102.28</text:p>
          </table:table-cell>
          <table:table-cell office:value-type="float" office:value="634.39" table:style-name="ce61">
            <text:p><text:s text:c="3"/>634.39</text:p>
          </table:table-cell>
          <table:table-cell office:value-type="float" office:value="3.06" table:style-name="ce44">
            <text:p><text:s text:c="3"/>3.06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51">
            <text:p>97 年</text:p>
          </table:table-cell>
          <table:table-cell office:value-type="float" office:value="36189.505000000012" table:style-name="ce64">
            <text:p><text:s text:c="3"/>36,189.5050</text:p>
          </table:table-cell>
          <table:table-cell office:value-type="float" office:value="368" table:style-name="ce49">
            <text:p><text:s text:c="3"/>368</text:p>
          </table:table-cell>
          <table:table-cell office:value-type="float" office:value="7827" table:style-name="ce47">
            <text:p><text:s text:c="3"/>7,827</text:p>
          </table:table-cell>
          <table:table-cell office:value-type="float" office:value="147591" table:style-name="ce47">
            <text:p><text:s text:c="3"/>147,591</text:p>
          </table:table-cell>
          <table:table-cell office:value-type="float" office:value="7655772" table:style-name="ce49">
            <text:p><text:s text:c="3"/>7,655,772</text:p>
          </table:table-cell>
          <table:table-cell office:value-type="float" office:value="23037031" table:style-name="ce48">
            <text:p><text:s text:c="3"/>23,037,031</text:p>
          </table:table-cell>
          <table:table-cell office:value-type="float" office:value="11626351" table:style-name="ce47">
            <text:p><text:s text:c="3"/>11,626,351</text:p>
          </table:table-cell>
          <table:table-cell office:value-type="float" office:value="11410680" table:style-name="ce47">
            <text:p><text:s text:c="3"/>11,410,680</text:p>
          </table:table-cell>
          <table:table-cell office:value-type="float" office:value="101.89" table:style-name="ce61">
            <text:p><text:s text:c="3"/>101.89</text:p>
          </table:table-cell>
          <table:table-cell office:value-type="float" office:value="636.57000000000005" table:style-name="ce61">
            <text:p><text:s text:c="3"/>636.57</text:p>
          </table:table-cell>
          <table:table-cell office:value-type="float" office:value="3.01" table:style-name="ce44">
            <text:p><text:s text:c="3"/>3.01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51">
            <text:p>98 年</text:p>
          </table:table-cell>
          <table:table-cell office:value-type="float" office:value="36191.466699999997" table:style-name="ce63">
            <text:p><text:s text:c="3"/>36,191.4667</text:p>
          </table:table-cell>
          <table:table-cell office:value-type="float" office:value="368" table:style-name="ce49">
            <text:p><text:s text:c="3"/>368</text:p>
          </table:table-cell>
          <table:table-cell office:value-type="float" office:value="7834" table:style-name="ce47">
            <text:p><text:s text:c="3"/>7,834</text:p>
          </table:table-cell>
          <table:table-cell office:value-type="float" office:value="147863" table:style-name="ce62">
            <text:p><text:s text:c="3"/>147,863</text:p>
          </table:table-cell>
          <table:table-cell office:value-type="float" office:value="7805834" table:style-name="ce49">
            <text:p><text:s text:c="3"/>7,805,834</text:p>
          </table:table-cell>
          <table:table-cell office:value-type="float" office:value="23119772" table:style-name="ce48">
            <text:p><text:s text:c="3"/>23,119,772</text:p>
          </table:table-cell>
          <table:table-cell office:value-type="float" office:value="11636734" table:style-name="ce47">
            <text:p><text:s text:c="3"/>11,636,734</text:p>
          </table:table-cell>
          <table:table-cell office:value-type="float" office:value="11483038" table:style-name="ce47">
            <text:p><text:s text:c="3"/>11,483,038</text:p>
          </table:table-cell>
          <table:table-cell office:value-type="float" office:value="101.34" table:style-name="ce61">
            <text:p><text:s text:c="3"/>101.34</text:p>
          </table:table-cell>
          <table:table-cell office:value-type="float" office:value="638.82000000000005" table:style-name="ce61">
            <text:p><text:s text:c="3"/>638.82</text:p>
          </table:table-cell>
          <table:table-cell office:value-type="float" office:value="2.96" table:style-name="ce44">
            <text:p><text:s text:c="3"/>2.96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51">
            <text:p>99 年</text:p>
          </table:table-cell>
          <table:table-cell office:value-type="float" office:value="36191.466700000012" table:style-name="ce63">
            <text:p><text:s text:c="3"/>36,191.4667</text:p>
          </table:table-cell>
          <table:table-cell office:value-type="float" office:value="368" table:style-name="ce49">
            <text:p><text:s text:c="3"/>368</text:p>
          </table:table-cell>
          <table:table-cell office:value-type="float" office:value="7835" table:style-name="ce47">
            <text:p><text:s text:c="3"/>7,835</text:p>
          </table:table-cell>
          <table:table-cell office:value-type="float" office:value="147877" table:style-name="ce62">
            <text:p><text:s text:c="3"/>147,877</text:p>
          </table:table-cell>
          <table:table-cell office:value-type="float" office:value="7937024" table:style-name="ce49">
            <text:p><text:s text:c="3"/>7,937,024</text:p>
          </table:table-cell>
          <table:table-cell office:value-type="float" office:value="23162123" table:style-name="ce48">
            <text:p><text:s text:c="3"/>23,162,123</text:p>
          </table:table-cell>
          <table:table-cell office:value-type="float" office:value="11635225" table:style-name="ce47">
            <text:p><text:s text:c="3"/>11,635,225</text:p>
          </table:table-cell>
          <table:table-cell office:value-type="float" office:value="11526898" table:style-name="ce47">
            <text:p><text:s text:c="3"/>11,526,898</text:p>
          </table:table-cell>
          <table:table-cell office:value-type="float" office:value="100.94" table:style-name="ce61">
            <text:p><text:s text:c="3"/>100.94</text:p>
          </table:table-cell>
          <table:table-cell office:value-type="float" office:value="639.99" table:style-name="ce61">
            <text:p><text:s text:c="3"/>639.99</text:p>
          </table:table-cell>
          <table:table-cell office:value-type="float" office:value="2.92" table:style-name="ce44">
            <text:p><text:s text:c="3"/>2.92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37">
            <text:p>100 年</text:p>
          </table:table-cell>
          <table:table-cell office:value-type="float" office:value="36192.815499999997" table:style-name="ce58">
            <text:p><text:s text:c="3"/>36,192.8155</text:p>
          </table:table-cell>
          <table:table-cell office:value-type="float" office:value="368" table:style-name="ce56">
            <text:p><text:s text:c="3"/>368</text:p>
          </table:table-cell>
          <table:table-cell office:value-type="float" office:value="7835" table:style-name="ce54">
            <text:p><text:s text:c="3"/>7,835</text:p>
          </table:table-cell>
          <table:table-cell office:value-type="float" office:value="147828" table:style-name="ce59">
            <text:p><text:s text:c="3"/>147,828</text:p>
          </table:table-cell>
          <table:table-cell office:value-type="float" office:value="8057761" table:style-name="ce56">
            <text:p><text:s text:c="3"/>8,057,761</text:p>
          </table:table-cell>
          <table:table-cell office:value-type="float" office:value="23224912" table:style-name="ce55">
            <text:p><text:s text:c="3"/>23,224,912</text:p>
          </table:table-cell>
          <table:table-cell office:value-type="float" office:value="11645674" table:style-name="ce54">
            <text:p><text:s text:c="3"/>11,645,674</text:p>
          </table:table-cell>
          <table:table-cell office:value-type="float" office:value="11579238" table:style-name="ce54">
            <text:p><text:s text:c="3"/>11,579,238</text:p>
          </table:table-cell>
          <table:table-cell office:value-type="float" office:value="100.57" table:style-name="ce60">
            <text:p><text:s text:c="3"/>100.57</text:p>
          </table:table-cell>
          <table:table-cell office:value-type="float" office:value="641.70000000000005" table:style-name="ce60">
            <text:p><text:s text:c="3"/>641.70</text:p>
          </table:table-cell>
          <table:table-cell office:value-type="float" office:value="2.88" table:style-name="ce52">
            <text:p><text:s text:c="3"/>2.88</text:p>
          </table:table-cell>
          <table:table-cell table:number-columns-repeated="16372" table:style-name="ce40"/>
        </table:table-row>
        <table:table-row table:style-name="ro5">
          <table:table-cell office:value-type="string" table:style-name="ce37">
            <text:p>101 年</text:p>
          </table:table-cell>
          <table:table-cell office:value-type="float" office:value="36192.815499999997" table:style-name="ce58">
            <text:p><text:s text:c="3"/>36,192.8155</text:p>
          </table:table-cell>
          <table:table-cell office:value-type="float" office:value="368" table:style-name="ce56">
            <text:p><text:s text:c="3"/>368</text:p>
          </table:table-cell>
          <table:table-cell office:value-type="float" office:value="7835" table:style-name="ce54">
            <text:p><text:s text:c="3"/>7,835</text:p>
          </table:table-cell>
          <table:table-cell office:value-type="float" office:value="148358" table:style-name="ce59">
            <text:p><text:s text:c="3"/>148,358</text:p>
          </table:table-cell>
          <table:table-cell office:value-type="float" office:value="8186432" table:style-name="ce56">
            <text:p><text:s text:c="3"/>8,186,432</text:p>
          </table:table-cell>
          <table:table-cell office:value-type="float" office:value="23315822" table:style-name="ce55">
            <text:p><text:s text:c="3"/>23,315,822</text:p>
          </table:table-cell>
          <table:table-cell office:value-type="float" office:value="11673319" table:style-name="ce54">
            <text:p><text:s text:c="3"/>11,673,319</text:p>
          </table:table-cell>
          <table:table-cell office:value-type="float" office:value="11642503" table:style-name="ce54">
            <text:p><text:s text:c="3"/>11,642,503</text:p>
          </table:table-cell>
          <table:table-cell office:value-type="float" office:value="100.26" table:style-name="ce53">
            <text:p><text:s text:c="3"/>100.26</text:p>
          </table:table-cell>
          <table:table-cell office:value-type="float" office:value="644.21" table:style-name="ce53">
            <text:p><text:s text:c="3"/>644.21</text:p>
          </table:table-cell>
          <table:table-cell office:value-type="float" office:value="2.85" table:style-name="ce52">
            <text:p><text:s text:c="3"/>2.85</text:p>
          </table:table-cell>
          <table:table-cell table:style-name="ce23"/>
          <table:table-cell table:number-columns-repeated="16371" table:style-name="ce40"/>
        </table:table-row>
        <table:table-row table:style-name="ro6">
          <table:table-cell office:value-type="string" table:style-name="ce37">
            <text:p>102 年</text:p>
          </table:table-cell>
          <table:table-cell office:value-type="float" office:value="36192.815499999997" table:style-name="ce58">
            <text:p><text:s text:c="3"/>36,192.8155</text:p>
          </table:table-cell>
          <table:table-cell office:value-type="float" office:value="368" table:style-name="ce56">
            <text:p><text:s text:c="3"/>368</text:p>
          </table:table-cell>
          <table:table-cell office:value-type="float" office:value="7839" table:style-name="ce54">
            <text:p><text:s text:c="3"/>7,839</text:p>
          </table:table-cell>
          <table:table-cell office:value-type="float" office:value="148587" table:style-name="ce54">
            <text:p><text:s text:c="3"/>148,587</text:p>
          </table:table-cell>
          <table:table-cell office:value-type="float" office:value="8286260" table:style-name="ce56">
            <text:p><text:s text:c="3"/>8,286,260</text:p>
          </table:table-cell>
          <table:table-cell office:value-type="float" office:value="23373517" table:style-name="ce55">
            <text:p><text:s text:c="3"/>23,373,517</text:p>
          </table:table-cell>
          <table:table-cell office:value-type="float" office:value="11684674" table:style-name="ce54">
            <text:p><text:s text:c="3"/>11,684,674</text:p>
          </table:table-cell>
          <table:table-cell office:value-type="float" office:value="11688843" table:style-name="ce54">
            <text:p><text:s text:c="3"/>11,688,843</text:p>
          </table:table-cell>
          <table:table-cell office:value-type="float" office:value="99.96" table:style-name="ce53">
            <text:p><text:s text:c="3"/>99.96</text:p>
          </table:table-cell>
          <table:table-cell office:value-type="float" office:value="645.80999999999995" table:style-name="ce53">
            <text:p><text:s text:c="3"/>645.81</text:p>
          </table:table-cell>
          <table:table-cell office:value-type="float" office:value="2.82" table:style-name="ce52">
            <text:p><text:s text:c="3"/>2.82</text:p>
          </table:table-cell>
          <table:table-cell table:number-columns-repeated="3" table:style-name="ce42"/>
          <table:table-cell table:style-name="ce41"/>
          <table:table-cell table:number-columns-repeated="16368" table:style-name="ce40"/>
        </table:table-row>
        <table:table-row table:style-name="ro7">
          <table:table-cell office:value-type="string" table:style-name="ce37">
            <text:p>103 年</text:p>
          </table:table-cell>
          <table:table-cell office:value-type="float" office:value="36192.815499999997" table:style-name="ce57">
            <text:p><text:s text:c="3"/>36,192.8155</text:p>
          </table:table-cell>
          <table:table-cell office:value-type="float" office:value="368" table:style-name="ce56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785" table:style-name="ce54">
            <text:p><text:s text:c="3"/>147,785</text:p>
          </table:table-cell>
          <table:table-cell office:value-type="float" office:value="8382699" table:style-name="ce56">
            <text:p><text:s text:c="3"/>8,382,699</text:p>
          </table:table-cell>
          <table:table-cell office:value-type="float" office:value="23433753" table:style-name="ce55">
            <text:p><text:s text:c="3"/>23,433,753</text:p>
          </table:table-cell>
          <table:table-cell office:value-type="float" office:value="11697971" table:style-name="ce54">
            <text:p><text:s text:c="3"/>11,697,971</text:p>
          </table:table-cell>
          <table:table-cell office:value-type="float" office:value="11735782" table:style-name="ce54">
            <text:p><text:s text:c="3"/>11,735,782</text:p>
          </table:table-cell>
          <table:table-cell office:value-type="float" office:value="99.68" table:style-name="ce53">
            <text:p><text:s text:c="3"/>99.68</text:p>
          </table:table-cell>
          <table:table-cell office:value-type="float" office:value="647.47" table:style-name="ce53">
            <text:p><text:s text:c="3"/>647.47</text:p>
          </table:table-cell>
          <table:table-cell office:value-type="float" office:value="2.8" table:style-name="ce52">
            <text:p><text:s text:c="3"/>2.80</text:p>
          </table:table-cell>
          <table:table-cell table:number-columns-repeated="3" table:style-name="ce42"/>
          <table:table-cell table:style-name="ce41"/>
          <table:table-cell table:number-columns-repeated="16368" table:style-name="ce40"/>
        </table:table-row>
        <table:table-row table:style-name="ro8">
          <table:table-cell office:value-type="string" table:style-name="ce51">
            <text:p>104 年</text:p>
          </table:table-cell>
          <table:table-cell office:value-type="float" office:value="36197.066899999998" table:style-name="ce50">
            <text:p><text:s text:c="3"/>36,197.0669</text:p>
          </table:table-cell>
          <table:table-cell office:value-type="float" office:value="368" table:style-name="ce49">
            <text:p><text:s text:c="3"/>368</text:p>
          </table:table-cell>
          <table:table-cell office:value-type="float" office:value="7851" table:style-name="ce47">
            <text:p><text:s text:c="3"/>7,851</text:p>
          </table:table-cell>
          <table:table-cell office:value-type="float" office:value="147478" table:style-name="ce47">
            <text:p><text:s text:c="3"/>147,478</text:p>
          </table:table-cell>
          <table:table-cell office:value-type="float" office:value="8468978" table:style-name="ce49">
            <text:p><text:s text:c="3"/>8,468,978</text:p>
          </table:table-cell>
          <table:table-cell office:value-type="float" office:value="23492074" table:style-name="ce48">
            <text:p><text:s text:c="3"/>23,492,074</text:p>
          </table:table-cell>
          <table:table-cell office:value-type="float" office:value="11712047" table:style-name="ce47">
            <text:p><text:s text:c="3"/>11,712,047</text:p>
          </table:table-cell>
          <table:table-cell office:value-type="float" office:value="11780027" table:style-name="ce47">
            <text:p><text:s text:c="3"/>11,780,027</text:p>
          </table:table-cell>
          <table:table-cell office:value-type="float" office:value="99.422921526410761" table:style-name="ce46">
            <text:p><text:s text:c="3"/>99.42</text:p>
          </table:table-cell>
          <table:table-cell office:value-type="float" office:value="649" table:style-name="ce45">
            <text:p><text:s text:c="3"/>649.00</text:p>
          </table:table-cell>
          <table:table-cell office:value-type="float" office:value="2.7738971573665676" table:style-name="ce44">
            <text:p><text:s text:c="3"/>2.77</text:p>
          </table:table-cell>
          <table:table-cell table:number-columns-repeated="3" table:style-name="ce42"/>
          <table:table-cell table:style-name="ce41"/>
          <table:table-cell table:number-columns-repeated="16368" table:style-name="ce40"/>
        </table:table-row>
        <table:table-row table:style-name="ro9">
          <table:table-cell office:value-type="string" table:style-name="ce34">
            <text:p>3 月</text:p>
          </table:table-cell>
          <table:table-cell office:value-type="float" office:value="36192.815499999997" table:style-name="ce43">
            <text:p><text:s text:c="3"/>36,192.8155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779" table:style-name="ce30">
            <text:p><text:s text:c="3"/>147,779</text:p>
          </table:table-cell>
          <table:table-cell office:value-type="float" office:value="8402104" table:style-name="ce32">
            <text:p><text:s text:c="3"/>8,402,104</text:p>
          </table:table-cell>
          <table:table-cell office:value-type="float" office:value="23449287" table:style-name="ce31">
            <text:p><text:s text:c="3"/>23,449,287</text:p>
          </table:table-cell>
          <table:table-cell office:value-type="float" office:value="11701844" table:style-name="ce30">
            <text:p><text:s text:c="3"/>11,701,844</text:p>
          </table:table-cell>
          <table:table-cell office:value-type="float" office:value="11747443" table:style-name="ce30">
            <text:p><text:s text:c="3"/>11,747,443</text:p>
          </table:table-cell>
          <table:table-cell office:value-type="float" office:value="99.61" table:style-name="ce36">
            <text:p><text:s text:c="3"/>99.61</text:p>
          </table:table-cell>
          <table:table-cell office:value-type="float" office:value="647.9" table:style-name="ce36">
            <text:p><text:s text:c="3"/>647.90</text:p>
          </table:table-cell>
          <table:table-cell office:value-type="float" office:value="2.79" table:style-name="ce35">
            <text:p><text:s text:c="3"/>2.79</text:p>
          </table:table-cell>
          <table:table-cell table:number-columns-repeated="3" table:style-name="ce42"/>
          <table:table-cell table:style-name="ce41"/>
          <table:table-cell table:number-columns-repeated="16368" table:style-name="ce40"/>
        </table:table-row>
        <table:table-row table:style-name="ro10">
          <table:table-cell office:value-type="string" table:style-name="ce34">
            <text:p>4 月</text:p>
          </table:table-cell>
          <table:table-cell office:value-type="float" office:value="36197.051999999996" table:style-name="ce43">
            <text:p><text:s text:c="3"/>36,197.0520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776" table:style-name="ce30">
            <text:p><text:s text:c="3"/>147,776</text:p>
          </table:table-cell>
          <table:table-cell office:value-type="float" office:value="8410079" table:style-name="ce32">
            <text:p><text:s text:c="3"/>8,410,079</text:p>
          </table:table-cell>
          <table:table-cell office:value-type="float" office:value="23452387" table:style-name="ce31">
            <text:p><text:s text:c="3"/>23,452,387</text:p>
          </table:table-cell>
          <table:table-cell office:value-type="float" office:value="11702120" table:style-name="ce30">
            <text:p><text:s text:c="3"/>11,702,120</text:p>
          </table:table-cell>
          <table:table-cell office:value-type="float" office:value="11750267" table:style-name="ce30">
            <text:p><text:s text:c="3"/>11,750,267</text:p>
          </table:table-cell>
          <table:table-cell office:value-type="float" office:value="99.59" table:style-name="ce36">
            <text:p><text:s text:c="3"/>99.59</text:p>
          </table:table-cell>
          <table:table-cell office:value-type="float" office:value="647.91" table:style-name="ce36">
            <text:p><text:s text:c="3"/>647.91</text:p>
          </table:table-cell>
          <table:table-cell office:value-type="float" office:value="2.79" table:style-name="ce35">
            <text:p><text:s text:c="3"/>2.79</text:p>
          </table:table-cell>
          <table:table-cell table:number-columns-repeated="3" table:style-name="ce42"/>
          <table:table-cell table:style-name="ce41"/>
          <table:table-cell table:number-columns-repeated="16368" table:style-name="ce40"/>
        </table:table-row>
        <table:table-row table:style-name="ro11">
          <table:table-cell office:value-type="string" table:style-name="ce34">
            <text:p>5 月</text:p>
          </table:table-cell>
          <table:table-cell office:value-type="float" office:value="36197.051999999996" table:style-name="ce39">
            <text:p><text:s text:c="3"/>36,197.0520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770" table:style-name="ce30">
            <text:p><text:s text:c="3"/>147,770</text:p>
          </table:table-cell>
          <table:table-cell office:value-type="float" office:value="8419246" table:style-name="ce32">
            <text:p><text:s text:c="3"/>8,419,246</text:p>
          </table:table-cell>
          <table:table-cell office:value-type="float" office:value="23456545" table:style-name="ce31">
            <text:p><text:s text:c="3"/>23,456,545</text:p>
          </table:table-cell>
          <table:table-cell office:value-type="float" office:value="11702890" table:style-name="ce30">
            <text:p><text:s text:c="3"/>11,702,890</text:p>
          </table:table-cell>
          <table:table-cell office:value-type="float" office:value="11753655" table:style-name="ce30">
            <text:p><text:s text:c="3"/>11,753,655</text:p>
          </table:table-cell>
          <table:table-cell office:value-type="float" office:value="99.57" table:style-name="ce36">
            <text:p><text:s text:c="3"/>99.57</text:p>
          </table:table-cell>
          <table:table-cell office:value-type="float" office:value="648.02" table:style-name="ce36">
            <text:p><text:s text:c="3"/>648.02</text:p>
          </table:table-cell>
          <table:table-cell office:value-type="float" office:value="2.79" table:style-name="ce35">
            <text:p><text:s text:c="3"/>2.79</text:p>
          </table:table-cell>
          <table:table-cell table:number-columns-repeated="3" table:style-name="ce42"/>
          <table:table-cell table:style-name="ce41"/>
          <table:table-cell table:number-columns-repeated="16368" table:style-name="ce40"/>
        </table:table-row>
        <table:table-row table:style-name="ro11">
          <table:table-cell office:value-type="string" table:style-name="ce34">
            <text:p>6 月</text:p>
          </table:table-cell>
          <table:table-cell office:value-type="float" office:value="36197.051999999996" table:style-name="ce39">
            <text:p><text:s text:c="3"/>36,197.0520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675" table:style-name="ce30">
            <text:p><text:s text:c="3"/>147,675</text:p>
          </table:table-cell>
          <table:table-cell office:value-type="float" office:value="8427075" table:style-name="ce32">
            <text:p><text:s text:c="3"/>8,427,075</text:p>
          </table:table-cell>
          <table:table-cell office:value-type="float" office:value="23461562" table:style-name="ce31">
            <text:p><text:s text:c="3"/>23,461,562</text:p>
          </table:table-cell>
          <table:table-cell office:value-type="float" office:value="11704067" table:style-name="ce30">
            <text:p><text:s text:c="3"/>11,704,067</text:p>
          </table:table-cell>
          <table:table-cell office:value-type="float" office:value="11757495" table:style-name="ce30">
            <text:p><text:s text:c="3"/>11,757,495</text:p>
          </table:table-cell>
          <table:table-cell office:value-type="float" office:value="99.55" table:style-name="ce36">
            <text:p><text:s text:c="3"/>99.55</text:p>
          </table:table-cell>
          <table:table-cell office:value-type="float" office:value="648.16" table:style-name="ce36">
            <text:p><text:s text:c="3"/>648.16</text:p>
          </table:table-cell>
          <table:table-cell office:value-type="float" office:value="2.78" table:style-name="ce35">
            <text:p><text:s text:c="3"/>2.78</text:p>
          </table:table-cell>
          <table:table-cell table:style-name="ce23"/>
          <table:table-cell table:number-columns-repeated="16371" table:style-name="ce40"/>
        </table:table-row>
        <table:table-row table:style-name="ro11">
          <table:table-cell office:value-type="string" table:style-name="ce34">
            <text:p>7 月</text:p>
          </table:table-cell>
          <table:table-cell office:value-type="float" office:value="36197.051999999996" table:style-name="ce39">
            <text:p><text:s text:c="3"/>36,197.0520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517" table:style-name="ce30">
            <text:p><text:s text:c="3"/>147,517</text:p>
          </table:table-cell>
          <table:table-cell office:value-type="float" office:value="8433668" table:style-name="ce32">
            <text:p><text:s text:c="3"/>8,433,668</text:p>
          </table:table-cell>
          <table:table-cell office:value-type="float" office:value="23461708" table:style-name="ce31">
            <text:p><text:s text:c="3"/>23,461,708</text:p>
          </table:table-cell>
          <table:table-cell office:value-type="float" office:value="11702949" table:style-name="ce30">
            <text:p><text:s text:c="3"/>11,702,949</text:p>
          </table:table-cell>
          <table:table-cell office:value-type="float" office:value="11758759" table:style-name="ce30">
            <text:p><text:s text:c="3"/>11,758,759</text:p>
          </table:table-cell>
          <table:table-cell office:value-type="float" office:value="99.53" table:style-name="ce36">
            <text:p><text:s text:c="3"/>99.53</text:p>
          </table:table-cell>
          <table:table-cell office:value-type="float" office:value="648.16999999999996" table:style-name="ce36">
            <text:p><text:s text:c="3"/>648.17</text:p>
          </table:table-cell>
          <table:table-cell office:value-type="float" office:value="2.78" table:style-name="ce35">
            <text:p><text:s text:c="3"/>2.78</text:p>
          </table:table-cell>
          <table:table-cell table:style-name="ce23"/>
          <table:table-cell table:number-columns-repeated="16371" table:style-name="ce1"/>
        </table:table-row>
        <table:table-row table:style-name="ro12">
          <table:table-cell office:value-type="string" table:style-name="ce34">
            <text:p>8 月</text:p>
          </table:table-cell>
          <table:table-cell office:value-type="float" office:value="36197.051999999996" table:style-name="ce39">
            <text:p><text:s text:c="3"/>36,197.0520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495" table:style-name="ce30">
            <text:p><text:s text:c="3"/>147,495</text:p>
          </table:table-cell>
          <table:table-cell office:value-type="float" office:value="8444518" table:style-name="ce32">
            <text:p><text:s text:c="3"/>8,444,518</text:p>
          </table:table-cell>
          <table:table-cell office:value-type="float" office:value="23465003" table:style-name="ce31">
            <text:p><text:s text:c="3"/>23,465,003</text:p>
          </table:table-cell>
          <table:table-cell office:value-type="float" office:value="11703598" table:style-name="ce30">
            <text:p><text:s text:c="3"/>11,703,598</text:p>
          </table:table-cell>
          <table:table-cell office:value-type="float" office:value="11761405" table:style-name="ce30">
            <text:p><text:s text:c="3"/>11,761,405</text:p>
          </table:table-cell>
          <table:table-cell office:value-type="float" office:value="99.51" table:style-name="ce36">
            <text:p><text:s text:c="3"/>99.51</text:p>
          </table:table-cell>
          <table:table-cell office:value-type="float" office:value="648.26" table:style-name="ce36">
            <text:p><text:s text:c="3"/>648.26</text:p>
          </table:table-cell>
          <table:table-cell office:value-type="float" office:value="2.78" table:style-name="ce35">
            <text:p><text:s text:c="3"/>2.78</text:p>
          </table:table-cell>
          <table:table-cell table:style-name="ce23"/>
          <table:table-cell table:number-columns-repeated="16371" table:style-name="ce1"/>
        </table:table-row>
        <table:table-row table:style-name="ro13">
          <table:table-cell office:value-type="string" table:style-name="ce34">
            <text:p>9 月</text:p>
          </table:table-cell>
          <table:table-cell office:value-type="float" office:value="36197.051999999996" table:style-name="ce39">
            <text:p><text:s text:c="3"/>36,197.0520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496" table:style-name="ce30">
            <text:p><text:s text:c="3"/>147,496</text:p>
          </table:table-cell>
          <table:table-cell office:value-type="float" office:value="8459688" table:style-name="ce32">
            <text:p><text:s text:c="3"/>8,459,688</text:p>
          </table:table-cell>
          <table:table-cell office:value-type="float" office:value="23468748" table:style-name="ce31">
            <text:p><text:s text:c="3"/>23,468,748</text:p>
          </table:table-cell>
          <table:table-cell office:value-type="float" office:value="11704323" table:style-name="ce30">
            <text:p><text:s text:c="3"/>11,704,323</text:p>
          </table:table-cell>
          <table:table-cell office:value-type="float" office:value="11764425" table:style-name="ce30">
            <text:p><text:s text:c="3"/>11,764,425</text:p>
          </table:table-cell>
          <table:table-cell office:value-type="float" office:value="99.49" table:style-name="ce36">
            <text:p><text:s text:c="3"/>99.49</text:p>
          </table:table-cell>
          <table:table-cell office:value-type="float" office:value="648.36" table:style-name="ce36">
            <text:p><text:s text:c="3"/>648.36</text:p>
          </table:table-cell>
          <table:table-cell office:value-type="float" office:value="2.77" table:style-name="ce35">
            <text:p><text:s text:c="3"/>2.77</text:p>
          </table:table-cell>
          <table:table-cell table:style-name="ce23"/>
          <table:table-cell table:number-columns-repeated="16371" table:style-name="ce1"/>
        </table:table-row>
        <table:table-row table:style-name="ro10">
          <table:table-cell office:value-type="string" table:style-name="ce34">
            <text:p>10 月</text:p>
          </table:table-cell>
          <table:table-cell office:value-type="float" office:value="36197.051999999996" table:style-name="ce39">
            <text:p><text:s text:c="3"/>36,197.0520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491" table:style-name="ce30">
            <text:p><text:s text:c="3"/>147,491</text:p>
          </table:table-cell>
          <table:table-cell office:value-type="float" office:value="8461618" table:style-name="ce32">
            <text:p><text:s text:c="3"/>8,461,618</text:p>
          </table:table-cell>
          <table:table-cell office:value-type="float" office:value="23476640" table:style-name="ce31">
            <text:p><text:s text:c="3"/>23,476,640</text:p>
          </table:table-cell>
          <table:table-cell office:value-type="float" office:value="11706976" table:style-name="ce30">
            <text:p><text:s text:c="3"/>11,706,976</text:p>
          </table:table-cell>
          <table:table-cell office:value-type="float" office:value="11769664" table:style-name="ce30">
            <text:p><text:s text:c="3"/>11,769,664</text:p>
          </table:table-cell>
          <table:table-cell office:value-type="float" office:value="99.47" table:style-name="ce36">
            <text:p><text:s text:c="3"/>99.47</text:p>
          </table:table-cell>
          <table:table-cell office:value-type="float" office:value="648.58000000000004" table:style-name="ce36">
            <text:p><text:s text:c="3"/>648.58</text:p>
          </table:table-cell>
          <table:table-cell office:value-type="float" office:value="2.77" table:style-name="ce35">
            <text:p><text:s text:c="3"/>2.77</text:p>
          </table:table-cell>
          <table:table-cell table:style-name="ce23"/>
          <table:table-cell table:number-columns-repeated="16371" table:style-name="ce1"/>
        </table:table-row>
        <table:table-row table:style-name="ro12">
          <table:table-cell office:value-type="string" table:style-name="ce34">
            <text:p>11 月</text:p>
          </table:table-cell>
          <table:table-cell office:value-type="float" office:value="36197.051999999996" table:style-name="ce39">
            <text:p><text:s text:c="3"/>36,197.0520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487" table:style-name="ce30">
            <text:p><text:s text:c="3"/>147,487</text:p>
          </table:table-cell>
          <table:table-cell office:value-type="float" office:value="8465553" table:style-name="ce32">
            <text:p><text:s text:c="3"/>8,465,553</text:p>
          </table:table-cell>
          <table:table-cell office:value-type="float" office:value="23483793" table:style-name="ce31">
            <text:p><text:s text:c="3"/>23,483,793</text:p>
          </table:table-cell>
          <table:table-cell office:value-type="float" office:value="11709439" table:style-name="ce30">
            <text:p><text:s text:c="3"/>11,709,439</text:p>
          </table:table-cell>
          <table:table-cell office:value-type="float" office:value="11774354" table:style-name="ce30">
            <text:p><text:s text:c="3"/>11,774,354</text:p>
          </table:table-cell>
          <table:table-cell office:value-type="float" office:value="99.45" table:style-name="ce36">
            <text:p><text:s text:c="3"/>99.45</text:p>
          </table:table-cell>
          <table:table-cell office:value-type="float" office:value="648.78" table:style-name="ce36">
            <text:p><text:s text:c="3"/>648.78</text:p>
          </table:table-cell>
          <table:table-cell office:value-type="float" office:value="2.77" table:style-name="ce35">
            <text:p><text:s text:c="3"/>2.77</text:p>
          </table:table-cell>
          <table:table-cell table:style-name="ce23"/>
          <table:table-cell table:number-columns-repeated="16371" table:style-name="ce1"/>
        </table:table-row>
        <table:table-row table:style-name="ro12">
          <table:table-cell office:value-type="string" table:style-name="ce34">
            <text:p>12 月</text:p>
          </table:table-cell>
          <table:table-cell office:value-type="float" office:value="36197.066899999998" table:style-name="ce33">
            <text:p><text:s text:c="3"/>36,197.0669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478" table:style-name="ce30">
            <text:p><text:s text:c="3"/>147,478</text:p>
          </table:table-cell>
          <table:table-cell office:value-type="float" office:value="8468978" table:style-name="ce32">
            <text:p><text:s text:c="3"/>8,468,978</text:p>
          </table:table-cell>
          <table:table-cell office:value-type="float" office:value="23492074" table:style-name="ce31">
            <text:p><text:s text:c="3"/>23,492,074</text:p>
          </table:table-cell>
          <table:table-cell office:value-type="float" office:value="11712047" table:style-name="ce30">
            <text:p><text:s text:c="3"/>11,712,047</text:p>
          </table:table-cell>
          <table:table-cell office:value-type="float" office:value="11780027" table:style-name="ce30">
            <text:p><text:s text:c="3"/>11,780,027</text:p>
          </table:table-cell>
          <table:table-cell office:value-type="float" office:value="99.42" table:style-name="ce36">
            <text:p><text:s text:c="3"/>99.42</text:p>
          </table:table-cell>
          <table:table-cell office:value-type="float" office:value="649" table:style-name="ce38">
            <text:p><text:s text:c="3"/>649.00</text:p>
          </table:table-cell>
          <table:table-cell office:value-type="float" office:value="2.77" table:style-name="ce35">
            <text:p><text:s text:c="3"/>2.77</text:p>
          </table:table-cell>
          <table:table-cell table:style-name="ce23"/>
          <table:table-cell table:number-columns-repeated="16371" table:style-name="ce1"/>
        </table:table-row>
        <table:table-row table:style-name="ro14">
          <table:table-cell office:value-type="string" table:style-name="ce37">
            <text:p>105 年</text:p>
          </table:table-cell>
          <table:table-cell table:style-name="ce33"/>
          <table:table-cell table:style-name="ce32"/>
          <table:table-cell table:number-columns-repeated="2" table:style-name="ce30"/>
          <table:table-cell table:style-name="ce32"/>
          <table:table-cell table:style-name="ce31"/>
          <table:table-cell table:number-columns-repeated="2" table:style-name="ce30"/>
          <table:table-cell table:number-columns-repeated="2" table:style-name="ce36"/>
          <table:table-cell table:style-name="ce35"/>
          <table:table-cell table:style-name="ce23"/>
          <table:table-cell table:number-columns-repeated="16371"/>
        </table:table-row>
        <table:table-row table:style-name="ro12">
          <table:table-cell office:value-type="string" table:style-name="ce34">
            <text:p>1 月</text:p>
          </table:table-cell>
          <table:table-cell office:value-type="float" office:value="36197.066899999998" table:style-name="ce33">
            <text:p><text:s text:c="3"/>36,197.0669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488" table:style-name="ce30">
            <text:p><text:s text:c="3"/>147,488</text:p>
          </table:table-cell>
          <table:table-cell office:value-type="float" office:value="8471543" table:style-name="ce32">
            <text:p><text:s text:c="3"/>8,471,543</text:p>
          </table:table-cell>
          <table:table-cell office:value-type="float" office:value="23496068" table:style-name="ce31">
            <text:p><text:s text:c="3"/>23,496,068</text:p>
          </table:table-cell>
          <table:table-cell office:value-type="float" office:value="11712764" table:style-name="ce30">
            <text:p><text:s text:c="3"/>11,712,764</text:p>
          </table:table-cell>
          <table:table-cell office:value-type="float" office:value="11783304" table:style-name="ce30">
            <text:p><text:s text:c="3"/>11,783,304</text:p>
          </table:table-cell>
          <table:table-cell office:value-type="float" office:value="99.4" table:style-name="ce24">
            <text:p><text:s text:c="3"/>99.40</text:p>
          </table:table-cell>
          <table:table-cell office:value-type="float" office:value="649.12" table:style-name="ce24">
            <text:p><text:s text:c="3"/>649.12</text:p>
          </table:table-cell>
          <table:table-cell office:value-type="float" office:value="2.77" table:style-name="ce24">
            <text:p><text:s text:c="3"/>2.77</text:p>
          </table:table-cell>
          <table:table-cell table:style-name="ce23"/>
          <table:table-cell table:number-columns-repeated="16371"/>
        </table:table-row>
        <table:table-row table:style-name="ro12">
          <table:table-cell office:value-type="string" table:style-name="ce34">
            <text:p>2 月</text:p>
          </table:table-cell>
          <table:table-cell office:value-type="float" office:value="36197.066899999998" table:style-name="ce33">
            <text:p><text:s text:c="3"/>36,197.0669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527" table:style-name="ce30">
            <text:p><text:s text:c="3"/>147,527</text:p>
          </table:table-cell>
          <table:table-cell office:value-type="float" office:value="8473964" table:style-name="ce32">
            <text:p><text:s text:c="3"/>8,473,964</text:p>
          </table:table-cell>
          <table:table-cell office:value-type="float" office:value="23496935" table:style-name="ce31">
            <text:p><text:s text:c="3"/>23,496,935</text:p>
          </table:table-cell>
          <table:table-cell office:value-type="float" office:value="11711706" table:style-name="ce30">
            <text:p><text:s text:c="3"/>11,711,706</text:p>
          </table:table-cell>
          <table:table-cell office:value-type="float" office:value="11785229" table:style-name="ce30">
            <text:p><text:s text:c="3"/>11,785,229</text:p>
          </table:table-cell>
          <table:table-cell office:value-type="float" office:value="99.38" table:style-name="ce24">
            <text:p><text:s text:c="3"/>99.38</text:p>
          </table:table-cell>
          <table:table-cell office:value-type="float" office:value="649.14" table:style-name="ce24">
            <text:p><text:s text:c="3"/>649.14</text:p>
          </table:table-cell>
          <table:table-cell office:value-type="float" office:value="2.77" table:style-name="ce24">
            <text:p><text:s text:c="3"/>2.77</text:p>
          </table:table-cell>
          <table:table-cell table:style-name="ce23"/>
          <table:table-cell table:number-columns-repeated="16371"/>
        </table:table-row>
        <table:table-row table:style-name="ro12">
          <table:table-cell office:value-type="string" table:style-name="ce29">
            <text:p>3 月</text:p>
          </table:table-cell>
          <table:table-cell office:value-type="float" office:value="36197.066899999998" table:style-name="ce28">
            <text:p><text:s text:c="3"/>36,197.0669</text:p>
          </table:table-cell>
          <table:table-cell office:value-type="float" office:value="368" table:style-name="ce27">
            <text:p><text:s text:c="3"/>368</text:p>
          </table:table-cell>
          <table:table-cell office:value-type="float" office:value="7851" table:style-name="ce25">
            <text:p><text:s text:c="3"/>7,851</text:p>
          </table:table-cell>
          <table:table-cell office:value-type="float" office:value="147550" table:style-name="ce25">
            <text:p><text:s text:c="3"/>147,550</text:p>
          </table:table-cell>
          <table:table-cell office:value-type="float" office:value="8479633" table:style-name="ce27">
            <text:p><text:s text:c="3"/>8,479,633</text:p>
          </table:table-cell>
          <table:table-cell office:value-type="float" office:value="23496813" table:style-name="ce26">
            <text:p><text:s text:c="3"/>23,496,813</text:p>
          </table:table-cell>
          <table:table-cell office:value-type="float" office:value="11710082" table:style-name="ce25">
            <text:p><text:s text:c="3"/>11,710,082</text:p>
          </table:table-cell>
          <table:table-cell office:value-type="float" office:value="11786731" table:style-name="ce25">
            <text:p><text:s text:c="3"/>11,786,731</text:p>
          </table:table-cell>
          <table:table-cell office:value-type="float" office:value="99.35" table:style-name="ce24">
            <text:p><text:s text:c="3"/>99.35</text:p>
          </table:table-cell>
          <table:table-cell office:value-type="float" office:value="649.14" table:style-name="ce24">
            <text:p><text:s text:c="3"/>649.14</text:p>
          </table:table-cell>
          <table:table-cell office:value-type="float" office:value="2.77" table:style-name="ce24">
            <text:p><text:s text:c="3"/>2.77</text:p>
          </table:table-cell>
          <table:table-cell table:style-name="ce23"/>
          <table:table-cell table:number-columns-repeated="16371"/>
        </table:table-row>
        <table:table-row table:style-name="ro15">
          <table:table-cell office:value-type="string" table:style-name="ce22">
            <text:p>較上年同月　　増減<text:span text:style-name="T11"><text:s/>(%)</text:span></text:p>
          </table:table-cell>
          <table:table-cell office:value-type="float" office:value="0.01" table:style-name="ce20">
            <text:p><text:s/>0.01</text:p>
          </table:table-cell>
          <table:table-cell office:value-type="float" office:value="0" table:style-name="ce20">
            <text:p>－</text:p>
          </table:table-cell>
          <table:table-cell office:value-type="float" office:value="0" table:style-name="ce20">
            <text:p>－</text:p>
          </table:table-cell>
          <table:table-cell office:value-type="float" office:value="-0.15" table:style-name="ce21">
            <text:p>－ <text:s text:c="2"/>0.15</text:p>
          </table:table-cell>
          <table:table-cell office:value-type="float" office:value="0.92" table:style-name="ce20">
            <text:p><text:s/>0.92</text:p>
          </table:table-cell>
          <table:table-cell office:value-type="float" office:value="0.2" table:style-name="ce20">
            <text:p><text:s/>0.20</text:p>
          </table:table-cell>
          <table:table-cell office:value-type="float" office:value="7.0000000000000007E-2" table:style-name="ce20">
            <text:p><text:s/>0.07</text:p>
          </table:table-cell>
          <table:table-cell office:value-type="float" office:value="0.33" table:style-name="ce20">
            <text:p><text:s/>0.33</text:p>
          </table:table-cell>
          <table:table-cell office:value-type="float" office:value="-0.26" table:style-name="ce21">
            <text:p>－ <text:s text:c="2"/>0.26</text:p>
          </table:table-cell>
          <table:table-cell office:value-type="float" office:value="0.19" table:style-name="ce20">
            <text:p><text:s/>0.19</text:p>
          </table:table-cell>
          <table:table-cell office:value-type="float" office:value="-0.72" table:style-name="ce19">
            <text:p>－ <text:s text:c="2"/>0.72</text:p>
          </table:table-cell>
          <table:table-cell table:style-name="ce18"/>
          <table:table-cell table:number-columns-repeated="16371"/>
        </table:table-row>
        <table:table-row table:style-name="ro16">
          <table:table-cell office:value-type="string" table:style-name="ce17">
            <text:p>較本年上月　　増減<text:span text:style-name="T10"><text:s/>(%)<text:s/></text:span></text:p>
          </table:table-cell>
          <table:table-cell office:value-type="float" office:value="0" table:style-name="ce13">
            <text:p>－</text:p>
          </table:table-cell>
          <table:table-cell office:value-type="float" office:value="0" table:style-name="ce13">
            <text:p>－</text:p>
          </table:table-cell>
          <table:table-cell office:value-type="float" office:value="0" table:style-name="ce13">
            <text:p>－</text:p>
          </table:table-cell>
          <table:table-cell office:value-type="float" office:value="0.02" table:style-name="ce13">
            <text:p><text:s/>0.02</text:p>
          </table:table-cell>
          <table:table-cell office:value-type="float" office:value="7.0000000000000007E-2" table:style-name="ce13">
            <text:p><text:s/>0.07</text:p>
          </table:table-cell>
          <table:table-cell office:value-type="float" office:value="-1E-3" table:style-name="ce16">
            <text:p>－ <text:s text:c="2"/>0.00</text:p>
          </table:table-cell>
          <table:table-cell office:value-type="float" office:value="-0.01" table:style-name="ce15">
            <text:p>－ <text:s text:c="2"/>0.01</text:p>
          </table:table-cell>
          <table:table-cell office:value-type="float" office:value="0.01" table:style-name="ce13">
            <text:p><text:s/>0.01</text:p>
          </table:table-cell>
          <table:table-cell office:value-type="float" office:value="-0.03" table:style-name="ce14">
            <text:p>－ <text:s text:c="2"/>0.03</text:p>
          </table:table-cell>
          <table:table-cell office:value-type="float" office:value="0" table:style-name="ce13">
            <text:p>－</text:p>
          </table:table-cell>
          <table:table-cell office:value-type="float" office:value="0" table:style-name="ce12">
            <text:p>－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11">
            <text:p>說明：1.表內列有<text:span text:style-name="T9">「－</text:span>」者表示無數字，「0.00」表示未滿百分之0.005<text:span text:style-name="T9">。</text:span></text:p>
          </table:table-cell>
          <table:table-cell table:style-name="ce10"/>
          <table:table-cell table:number-columns-repeated="6" table:style-name="ce9"/>
          <table:table-cell table:style-name="ce1"/>
          <table:table-cell table:style-name="ce8"/>
          <table:table-cell table:style-name="ce7"/>
          <table:table-cell office:value-type="string" table:style-name="ce6">
            <text:p>內政部戶政司<text:span text:style-name="T7"><text:s/></text:span><text:span text:style-name="T4">民國</text:span><text:span text:style-name="T7">105</text:span><text:span text:style-name="T4">年</text:span><text:span text:style-name="T7">9</text:span><text:span text:style-name="T4">月</text:span><text:span text:style-name="T7">6</text:span><text:span text:style-name="T4">日修正</text:span><text:span text:style-name="T4">土地面積</text:span></text:p>
          </table:table-cell>
          <table:table-cell table:number-columns-repeated="16372" table:style-name="ce1"/>
        </table:table-row>
        <table:table-row table:style-name="ro17">
          <table:table-cell office:value-type="string" table:style-name="ce5">
            <text:p><text:s text:c="6"/>2.本表村里數及鄰數自103年2月起係指設有戶籍之戶籍登記資料，非行政區域資料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3.96年12月，原金門縣烏坵鄉面積因重測修正為1.2平方公里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4.96年12月起，我國土地面積增列東沙群島(2.38平方公里)及南沙群島太平島(0.4896平方公里)，由高雄市代管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4"/>；其設籍人口列於高雄市統計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5.98年2月，嘉義縣布袋鎮填海造地致面積增加1.9617平方公里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6.高雄市小港區土地面積100年9月因配合高雄港洲際貨櫃中心第一期工程計畫填築用地擴大為41.2061平方公里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3">
            <text:p><text:s text:c="14"/><text:span text:style-name="T6">，增加</text:span>1.3488<text:span text:style-name="T6">平方公里，</text:span>104<text:span text:style-name="T6">年</text:span>4<text:span text:style-name="T6">月第二期工程計畫擴大為</text:span>45.4426<text:span text:style-name="T6">平方公里</text:span><text:span text:style-name="T2">，</text:span><text:span text:style-name="T6">增加</text:span>4.2365<text:span text:style-name="T6">平方公里。</text:span>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2">
            <text:p>　　 <text:s text:c="4"/>7.104年12月南沙太平島交通基礎整建工程竣工，增加面積0.0149平方公里。</text:p>
          </table:table-cell>
          <table:table-cell table:number-columns-repeated="16383" table:style-name="ce1"/>
        </table:table-row>
        <table:table-row table:number-rows-repeated="1048529" table:style-name="ro17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93"/>
        <table:table-column table:style-name="co3" table:default-cell-style-name="ce93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8">
          <table:table-cell office:value-type="string" table:number-columns-spanned="12" table:number-rows-spanned="1" table:style-name="ce154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5"/>
        </table:table-row>
        <table:table-row table:style-name="ro19">
          <table:table-cell table:style-name="ce5"/>
          <table:table-cell table:number-columns-repeated="4" table:style-name="ce150"/>
          <table:table-cell office:value-type="string" table:style-name="ce151">
            <text:p><text:s text:c="4"/>中 華 民 國 105 年 3 月 底</text:p>
          </table:table-cell>
          <table:table-cell table:number-columns-repeated="4" table:style-name="ce150"/>
          <table:table-cell office:value-type="string" table:style-name="ce90">
            <text:p><text:s text:c="10"/>單位：平方公里；個；戶；人</text:p>
          </table:table-cell>
          <table:table-cell table:style-name="ce150"/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63">
            <text:p>區<text:span text:style-name="T3"><text:s text:c="2"/></text:span>域<text:span text:style-name="T3"><text:s text:c="2"/></text:span>別</text:p>
          </table:table-cell>
          <table:table-cell office:value-type="string" table:style-name="ce149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48">
            <text:p>鄉鎮</text:p>
          </table:table-cell>
          <table:table-cell office:value-type="string" table:number-columns-spanned="1" table:number-rows-spanned="2" table:style-name="ce164">
            <text:p>村里數</text:p>
          </table:table-cell>
          <table:table-cell office:value-type="string" table:number-columns-spanned="1" table:number-rows-spanned="2" table:style-name="ce164">
            <text:p>鄰<text:span text:style-name="T3"><text:s text:c="2"/></text:span>數</text:p>
          </table:table-cell>
          <table:table-cell office:value-type="string" table:number-columns-spanned="1" table:number-rows-spanned="2" table:style-name="ce164">
            <text:p>戶<text:span text:style-name="T3"><text:s text:c="2"/></text:span>數</text:p>
          </table:table-cell>
          <table:table-cell office:value-type="string" table:number-columns-spanned="3" table:number-rows-spanned="1" table:style-name="ce164">
            <text:p>人　　口　　數</text:p>
          </table:table-cell>
          <table:covered-table-cell table:number-columns-repeated="2"/>
          <table:table-cell office:value-type="string" table:style-name="ce152">
            <text:p>性別比例<text:span text:style-name="T3"><text:s/>(<text:s/></text:span>每百</text:p>
          </table:table-cell>
          <table:table-cell office:value-type="string" table:style-name="ce86">
            <text:p>人口密度 ( 每平</text:p>
          </table:table-cell>
          <table:table-cell office:value-type="string" table:style-name="ce85">
            <text:p>戶<text:span text:style-name="T1"><text:s/></text:span>量<text:span text:style-name="T1"><text:s/>(<text:s/></text:span>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47">
            <text:p>( 平方公里 )</text:p>
          </table:table-cell>
          <table:table-cell office:value-type="string" table:style-name="ce146">
            <text:p>市區數</text:p>
          </table:table-cell>
          <table:covered-table-cell/>
          <table:covered-table-cell/>
          <table:covered-table-cell/>
          <table:table-cell office:value-type="string" table:style-name="ce82">
            <text:p>總<text:span text:style-name="T3"><text:s text:c="3"/></text:span>計</text:p>
          </table:table-cell>
          <table:table-cell office:value-type="string" table:style-name="ce82">
            <text:p>男</text:p>
          </table:table-cell>
          <table:table-cell office:value-type="string" table:style-name="ce81">
            <text:p>女</text:p>
          </table:table-cell>
          <table:table-cell office:value-type="string" table:style-name="ce153">
            <text:p>女子所當男子數<text:span text:style-name="T3"><text:s/>)</text:span></text:p>
          </table:table-cell>
          <table:table-cell office:value-type="string" table:style-name="ce80">
            <text:p>方公里人口數 )</text:p>
          </table:table-cell>
          <table:table-cell office:value-type="string" table:style-name="ce145">
            <text:p><text:s/><text:span text:style-name="T2">平均人口數</text:span><text:s/><text:span text:style-name="T2">)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30">
            <text:p>總 <text:s text:c="4"/>計</text:p>
          </table:table-cell>
          <table:table-cell office:value-type="float" office:value="36197.066899999998" table:style-name="ce144">
            <text:p><text:s text:c="3"/>36,197.0669</text:p>
          </table:table-cell>
          <table:table-cell office:value-type="float" office:value="368" table:style-name="ce143">
            <text:p><text:s text:c="3"/>368</text:p>
          </table:table-cell>
          <table:table-cell office:value-type="float" office:value="7851" table:style-name="ce143">
            <text:p><text:s text:c="3"/>7,851</text:p>
          </table:table-cell>
          <table:table-cell office:value-type="float" office:value="147550" table:style-name="ce143">
            <text:p><text:s text:c="3"/>147,550</text:p>
          </table:table-cell>
          <table:table-cell office:value-type="float" office:value="8479633" table:style-name="ce143">
            <text:p><text:s text:c="3"/>8,479,633</text:p>
          </table:table-cell>
          <table:table-cell office:value-type="float" office:value="23496813" table:style-name="ce71">
            <text:p><text:s text:c="3"/>23,496,813</text:p>
          </table:table-cell>
          <table:table-cell office:value-type="float" office:value="11710082" table:style-name="ce143">
            <text:p><text:s text:c="3"/>11,710,082</text:p>
          </table:table-cell>
          <table:table-cell office:value-type="float" office:value="11786731" table:style-name="ce143">
            <text:p><text:s text:c="3"/>11,786,731</text:p>
          </table:table-cell>
          <table:table-cell office:value-type="float" office:value="99.35" table:style-name="ce68">
            <text:p><text:s text:c="3"/>99.35</text:p>
          </table:table-cell>
          <table:table-cell office:value-type="float" office:value="649.14" table:style-name="ce68">
            <text:p><text:s text:c="3"/>649.14</text:p>
          </table:table-cell>
          <table:table-cell office:value-type="float" office:value="2.77" table:style-name="ce68">
            <text:p><text:s text:c="3"/>2.77</text:p>
          </table:table-cell>
          <table:table-cell table:style-name="ce97"/>
          <table:table-cell table:style-name="ce133"/>
          <table:table-cell table:style-name="ce141"/>
          <table:table-cell table:style-name="ce140"/>
          <table:table-cell table:style-name="ce97"/>
          <table:table-cell table:number-columns-repeated="16367"/>
        </table:table-row>
        <table:table-row table:style-name="ro20">
          <table:table-cell office:value-type="string" table:style-name="ce130">
            <text:p>新北市</text:p>
          </table:table-cell>
          <table:table-cell office:value-type="float" office:value="2052.5666999999999" table:style-name="ce138">
            <text:p><text:s text:c="3"/>2,052.5667</text:p>
          </table:table-cell>
          <table:table-cell office:value-type="float" office:value="29" table:style-name="ce137">
            <text:p><text:s text:c="3"/>29</text:p>
          </table:table-cell>
          <table:table-cell office:value-type="float" office:value="1032" table:style-name="ce135">
            <text:p><text:s text:c="3"/>1,032</text:p>
          </table:table-cell>
          <table:table-cell office:value-type="float" office:value="22096" table:style-name="ce135">
            <text:p><text:s text:c="3"/>22,096</text:p>
          </table:table-cell>
          <table:table-cell office:value-type="float" office:value="1512390" table:style-name="ce135">
            <text:p><text:s text:c="3"/>1,512,390</text:p>
          </table:table-cell>
          <table:table-cell office:value-type="float" office:value="3970790" table:style-name="ce71">
            <text:p><text:s text:c="3"/>3,970,790</text:p>
          </table:table-cell>
          <table:table-cell office:value-type="float" office:value="1950602" table:style-name="ce135">
            <text:p><text:s text:c="3"/>1,950,602</text:p>
          </table:table-cell>
          <table:table-cell office:value-type="float" office:value="2020188" table:style-name="ce135">
            <text:p><text:s text:c="3"/>2,020,188</text:p>
          </table:table-cell>
          <table:table-cell office:value-type="float" office:value="96.56" table:style-name="ce68">
            <text:p><text:s text:c="3"/>96.56</text:p>
          </table:table-cell>
          <table:table-cell office:value-type="float" office:value="1934.5485825137864" table:style-name="ce68">
            <text:p><text:s text:c="3"/>1,934.55</text:p>
          </table:table-cell>
          <table:table-cell office:value-type="float" office:value="2.63" table:style-name="ce68">
            <text:p><text:s text:c="3"/>2.63</text:p>
          </table:table-cell>
          <table:table-cell table:style-name="ce97"/>
          <table:table-cell table:style-name="ce142"/>
          <table:table-cell table:style-name="ce141"/>
          <table:table-cell table:style-name="ce140"/>
          <table:table-cell table:style-name="ce97"/>
          <table:table-cell table:number-columns-repeated="16367"/>
        </table:table-row>
        <table:table-row table:style-name="ro20">
          <table:table-cell office:value-type="string" table:style-name="ce139">
            <text:p>臺北市</text:p>
          </table:table-cell>
          <table:table-cell office:value-type="float" office:value="271.79969999999997" table:style-name="ce138">
            <text:p><text:s text:c="3"/>271.7997</text:p>
          </table:table-cell>
          <table:table-cell office:value-type="float" office:value="12" table:style-name="ce137">
            <text:p><text:s text:c="3"/>12</text:p>
          </table:table-cell>
          <table:table-cell office:value-type="float" office:value="456" table:style-name="ce135">
            <text:p><text:s text:c="3"/>456</text:p>
          </table:table-cell>
          <table:table-cell office:value-type="float" office:value="9555" table:style-name="ce135">
            <text:p><text:s text:c="3"/>9,555</text:p>
          </table:table-cell>
          <table:table-cell office:value-type="float" office:value="1044184" table:style-name="ce135">
            <text:p><text:s text:c="3"/>1,044,184</text:p>
          </table:table-cell>
          <table:table-cell office:value-type="float" office:value="2704495" table:style-name="ce71">
            <text:p><text:s text:c="3"/>2,704,495</text:p>
          </table:table-cell>
          <table:table-cell office:value-type="float" office:value="1294885" table:style-name="ce135">
            <text:p><text:s text:c="3"/>1,294,885</text:p>
          </table:table-cell>
          <table:table-cell office:value-type="float" office:value="1409610" table:style-name="ce135">
            <text:p><text:s text:c="3"/>1,409,610</text:p>
          </table:table-cell>
          <table:table-cell office:value-type="float" office:value="91.86" table:style-name="ce68">
            <text:p><text:s text:c="3"/>91.86</text:p>
          </table:table-cell>
          <table:table-cell office:value-type="float" office:value="9950.3237126457479" table:style-name="ce68">
            <text:p><text:s text:c="3"/>9,950.32</text:p>
          </table:table-cell>
          <table:table-cell office:value-type="float" office:value="2.59" table:style-name="ce68">
            <text:p><text:s text:c="3"/>2.59</text:p>
          </table:table-cell>
          <table:table-cell table:style-name="ce97"/>
          <table:table-cell table:style-name="ce133"/>
          <table:table-cell table:style-name="ce115"/>
          <table:table-cell table:style-name="ce131"/>
          <table:table-cell table:style-name="ce97"/>
          <table:table-cell table:number-columns-repeated="16367"/>
        </table:table-row>
        <table:table-row table:style-name="ro20">
          <table:table-cell office:value-type="string" table:style-name="ce130">
            <text:p>桃園市</text:p>
          </table:table-cell>
          <table:table-cell office:value-type="float" office:value="1220.954" table:style-name="ce129">
            <text:p><text:s text:c="3"/>1,220.9540</text:p>
          </table:table-cell>
          <table:table-cell office:value-type="float" office:value="13" table:style-name="ce128">
            <text:p><text:s text:c="3"/>13</text:p>
          </table:table-cell>
          <table:table-cell office:value-type="float" office:value="495" table:style-name="ce135">
            <text:p><text:s text:c="3"/>495</text:p>
          </table:table-cell>
          <table:table-cell office:value-type="float" office:value="11497" table:style-name="ce135">
            <text:p><text:s text:c="3"/>11,497</text:p>
          </table:table-cell>
          <table:table-cell office:value-type="float" office:value="753275" table:style-name="ce135">
            <text:p><text:s text:c="3"/>753,275</text:p>
          </table:table-cell>
          <table:table-cell office:value-type="float" office:value="2114172" table:style-name="ce71">
            <text:p><text:s text:c="3"/>2,114,172</text:p>
          </table:table-cell>
          <table:table-cell office:value-type="float" office:value="1056502" table:style-name="ce135">
            <text:p><text:s text:c="3"/>1,056,502</text:p>
          </table:table-cell>
          <table:table-cell office:value-type="float" office:value="1057670" table:style-name="ce135">
            <text:p><text:s text:c="3"/>1,057,670</text:p>
          </table:table-cell>
          <table:table-cell office:value-type="float" office:value="99.89" table:style-name="ce68">
            <text:p><text:s text:c="3"/>99.89</text:p>
          </table:table-cell>
          <table:table-cell office:value-type="float" office:value="1731.5738348864904" table:style-name="ce68">
            <text:p><text:s text:c="3"/>1,731.57</text:p>
          </table:table-cell>
          <table:table-cell office:value-type="float" office:value="2.81" table:style-name="ce68">
            <text:p><text:s text:c="3"/>2.81</text:p>
          </table:table-cell>
          <table:table-cell table:style-name="ce97"/>
          <table:table-cell table:style-name="ce133"/>
          <table:table-cell table:style-name="ce115"/>
          <table:table-cell table:style-name="ce131"/>
          <table:table-cell table:style-name="ce97"/>
          <table:table-cell table:number-columns-repeated="16367"/>
        </table:table-row>
        <table:table-row table:style-name="ro21">
          <table:table-cell office:value-type="string" table:style-name="ce130">
            <text:p>臺中市</text:p>
          </table:table-cell>
          <table:table-cell office:value-type="float" office:value="2214.8968" table:style-name="ce136">
            <text:p><text:s text:c="3"/>2,214.8968</text:p>
          </table:table-cell>
          <table:table-cell office:value-type="float" office:value="29" table:style-name="ce128">
            <text:p><text:s text:c="3"/>29</text:p>
          </table:table-cell>
          <table:table-cell office:value-type="float" office:value="625" table:style-name="ce135">
            <text:p><text:s text:c="3"/>625</text:p>
          </table:table-cell>
          <table:table-cell office:value-type="float" office:value="12936" table:style-name="ce135">
            <text:p><text:s text:c="3"/>12,936</text:p>
          </table:table-cell>
          <table:table-cell office:value-type="float" office:value="930242" table:style-name="ce135">
            <text:p><text:s text:c="3"/>930,242</text:p>
          </table:table-cell>
          <table:table-cell office:value-type="float" office:value="2748799" table:style-name="ce71">
            <text:p><text:s text:c="3"/>2,748,799</text:p>
          </table:table-cell>
          <table:table-cell office:value-type="float" office:value="1358693" table:style-name="ce135">
            <text:p><text:s text:c="3"/>1,358,693</text:p>
          </table:table-cell>
          <table:table-cell office:value-type="float" office:value="1390106" table:style-name="ce135">
            <text:p><text:s text:c="3"/>1,390,106</text:p>
          </table:table-cell>
          <table:table-cell office:value-type="float" office:value="97.74" table:style-name="ce68">
            <text:p><text:s text:c="3"/>97.74</text:p>
          </table:table-cell>
          <table:table-cell office:value-type="float" office:value="1241.0505988360271" table:style-name="ce68">
            <text:p><text:s text:c="3"/>1,241.05</text:p>
          </table:table-cell>
          <table:table-cell office:value-type="float" office:value="2.95" table:style-name="ce68">
            <text:p><text:s text:c="3"/>2.95</text:p>
          </table:table-cell>
          <table:table-cell table:style-name="ce97"/>
          <table:table-cell table:style-name="ce133"/>
          <table:table-cell table:style-name="ce115"/>
          <table:table-cell table:style-name="ce131"/>
          <table:table-cell table:style-name="ce97"/>
          <table:table-cell table:number-columns-repeated="16367"/>
        </table:table-row>
        <table:table-row table:style-name="ro20">
          <table:table-cell office:value-type="string" table:style-name="ce130">
            <text:p>臺南市</text:p>
          </table:table-cell>
          <table:table-cell office:value-type="float" office:value="2191.6531" table:style-name="ce136">
            <text:p><text:s text:c="3"/>2,191.6531</text:p>
          </table:table-cell>
          <table:table-cell office:value-type="float" office:value="37" table:style-name="ce128">
            <text:p><text:s text:c="3"/>37</text:p>
          </table:table-cell>
          <table:table-cell office:value-type="float" office:value="752" table:style-name="ce135">
            <text:p><text:s text:c="3"/>752</text:p>
          </table:table-cell>
          <table:table-cell office:value-type="float" office:value="14634" table:style-name="ce135">
            <text:p><text:s text:c="3"/>14,634</text:p>
          </table:table-cell>
          <table:table-cell office:value-type="float" office:value="672858" table:style-name="ce135">
            <text:p><text:s text:c="3"/>672,858</text:p>
          </table:table-cell>
          <table:table-cell office:value-type="float" office:value="1885157" table:style-name="ce71">
            <text:p><text:s text:c="3"/>1,885,157</text:p>
          </table:table-cell>
          <table:table-cell office:value-type="float" office:value="943377" table:style-name="ce135">
            <text:p><text:s text:c="3"/>943,377</text:p>
          </table:table-cell>
          <table:table-cell office:value-type="float" office:value="941780" table:style-name="ce135">
            <text:p><text:s text:c="3"/>941,780</text:p>
          </table:table-cell>
          <table:table-cell office:value-type="float" office:value="100.17" table:style-name="ce68">
            <text:p><text:s text:c="3"/>100.17</text:p>
          </table:table-cell>
          <table:table-cell office:value-type="float" office:value="860.15300505358266" table:style-name="ce68">
            <text:p><text:s text:c="3"/>860.15</text:p>
          </table:table-cell>
          <table:table-cell office:value-type="float" office:value="2.8" table:style-name="ce68">
            <text:p><text:s text:c="3"/>2.80</text:p>
          </table:table-cell>
          <table:table-cell table:style-name="ce97"/>
          <table:table-cell table:style-name="ce133"/>
          <table:table-cell table:style-name="ce132"/>
          <table:table-cell table:style-name="ce131"/>
          <table:table-cell table:style-name="ce97"/>
          <table:table-cell table:number-columns-repeated="16367"/>
        </table:table-row>
        <table:table-row table:style-name="ro22">
          <table:table-cell office:value-type="string" table:style-name="ce130">
            <text:p>高雄市</text:p>
          </table:table-cell>
          <table:table-cell office:value-type="float" office:value="2951.8524000000002" table:style-name="ce136">
            <text:p><text:s text:c="3"/>2,951.8524</text:p>
          </table:table-cell>
          <table:table-cell office:value-type="float" office:value="38" table:style-name="ce128">
            <text:p><text:s text:c="3"/>38</text:p>
          </table:table-cell>
          <table:table-cell office:value-type="float" office:value="891" table:style-name="ce135">
            <text:p><text:s text:c="3"/>891</text:p>
          </table:table-cell>
          <table:table-cell office:value-type="float" office:value="17313" table:style-name="ce135">
            <text:p><text:s text:c="3"/>17,313</text:p>
          </table:table-cell>
          <table:table-cell office:value-type="float" office:value="1074044" table:style-name="ce135">
            <text:p><text:s text:c="3"/>1,074,044</text:p>
          </table:table-cell>
          <table:table-cell office:value-type="float" office:value="2778240" table:style-name="ce71">
            <text:p><text:s text:c="3"/>2,778,240</text:p>
          </table:table-cell>
          <table:table-cell office:value-type="float" office:value="1380105" table:style-name="ce135">
            <text:p><text:s text:c="3"/>1,380,105</text:p>
          </table:table-cell>
          <table:table-cell office:value-type="float" office:value="1398135" table:style-name="ce135">
            <text:p><text:s text:c="3"/>1,398,135</text:p>
          </table:table-cell>
          <table:table-cell office:value-type="float" office:value="98.71" table:style-name="ce68">
            <text:p><text:s text:c="3"/>98.71</text:p>
          </table:table-cell>
          <table:table-cell office:value-type="float" office:value="941.18527064564603" table:style-name="ce68">
            <text:p><text:s text:c="3"/>941.19</text:p>
          </table:table-cell>
          <table:table-cell office:value-type="float" office:value="2.59" table:style-name="ce68">
            <text:p><text:s text:c="3"/>2.59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/>
        </table:table-row>
        <table:table-row table:style-name="ro21">
          <table:table-cell office:value-type="string" table:style-name="ce130">
            <text:p>臺灣省</text:p>
          </table:table-cell>
          <table:table-cell office:value-type="float" office:value="25110.003700000001" table:style-name="ce129">
            <text:p><text:s text:c="3"/>25,110.0037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3541" table:style-name="ce134">
            <text:p><text:s text:c="3"/>3,541</text:p>
          </table:table-cell>
          <table:table-cell office:value-type="float" office:value="58616" table:style-name="ce134">
            <text:p><text:s text:c="3"/>58,616</text:p>
          </table:table-cell>
          <table:table-cell office:value-type="float" office:value="2451343" table:style-name="ce134">
            <text:p><text:s text:c="3"/>2,451,343</text:p>
          </table:table-cell>
          <table:table-cell office:value-type="float" office:value="7149632" table:style-name="ce134">
            <text:p><text:s text:c="3"/>7,149,632</text:p>
          </table:table-cell>
          <table:table-cell office:value-type="float" office:value="3652095" table:style-name="ce134">
            <text:p><text:s text:c="3"/>3,652,095</text:p>
          </table:table-cell>
          <table:table-cell office:value-type="float" office:value="3497537" table:style-name="ce134">
            <text:p><text:s text:c="3"/>3,497,537</text:p>
          </table:table-cell>
          <table:table-cell office:value-type="float" office:value="104.42" table:style-name="ce68">
            <text:p><text:s text:c="3"/>104.42</text:p>
          </table:table-cell>
          <table:table-cell office:value-type="float" office:value="284.73241523257917" table:style-name="ce68">
            <text:p><text:s text:c="3"/>284.73</text:p>
          </table:table-cell>
          <table:table-cell office:value-type="float" office:value="2.92" table:style-name="ce68">
            <text:p><text:s text:c="3"/>2.92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/>
        </table:table-row>
        <table:table-row table:style-name="ro20">
          <table:table-cell office:value-type="string" table:style-name="ce123">
            <text:p>宜蘭縣</text:p>
          </table:table-cell>
          <table:table-cell office:value-type="float" office:value="2143.6251000000002" table:style-name="ce122">
            <text:p><text:s text:c="3"/>2,143.6251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3658" table:style-name="ce119">
            <text:p><text:s text:c="3"/>3,658</text:p>
          </table:table-cell>
          <table:table-cell office:value-type="float" office:value="165138" table:style-name="ce119">
            <text:p><text:s text:c="3"/>165,138</text:p>
          </table:table-cell>
          <table:table-cell office:value-type="float" office:value="457854" table:style-name="ce120">
            <text:p><text:s text:c="3"/>457,854</text:p>
          </table:table-cell>
          <table:table-cell office:value-type="float" office:value="232049" table:style-name="ce119">
            <text:p><text:s text:c="3"/>232,049</text:p>
          </table:table-cell>
          <table:table-cell office:value-type="float" office:value="225805" table:style-name="ce119">
            <text:p><text:s text:c="3"/>225,805</text:p>
          </table:table-cell>
          <table:table-cell office:value-type="float" office:value="102.77" table:style-name="ce24">
            <text:p><text:s text:c="3"/>102.77</text:p>
          </table:table-cell>
          <table:table-cell office:value-type="float" office:value="213.58865409814427" table:style-name="ce24">
            <text:p><text:s text:c="3"/>213.59</text:p>
          </table:table-cell>
          <table:table-cell office:value-type="float" office:value="2.77" table:style-name="ce24">
            <text:p><text:s text:c="3"/>2.77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/>
        </table:table-row>
        <table:table-row table:style-name="ro5">
          <table:table-cell office:value-type="string" table:style-name="ce123">
            <text:p>新竹縣</text:p>
          </table:table-cell>
          <table:table-cell office:value-type="float" office:value="1427.5369000000001" table:style-name="ce122">
            <text:p><text:s text:c="3"/>1,427.5369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3196" table:style-name="ce119">
            <text:p><text:s text:c="3"/>3,196</text:p>
          </table:table-cell>
          <table:table-cell office:value-type="float" office:value="183969" table:style-name="ce119">
            <text:p><text:s text:c="3"/>183,969</text:p>
          </table:table-cell>
          <table:table-cell office:value-type="float" office:value="543183" table:style-name="ce120">
            <text:p><text:s text:c="3"/>543,183</text:p>
          </table:table-cell>
          <table:table-cell office:value-type="float" office:value="277939" table:style-name="ce119">
            <text:p><text:s text:c="3"/>277,939</text:p>
          </table:table-cell>
          <table:table-cell office:value-type="float" office:value="265244" table:style-name="ce119">
            <text:p><text:s text:c="3"/>265,244</text:p>
          </table:table-cell>
          <table:table-cell office:value-type="float" office:value="104.79" table:style-name="ce24">
            <text:p><text:s text:c="3"/>104.79</text:p>
          </table:table-cell>
          <table:table-cell office:value-type="float" office:value="380.50364932773363" table:style-name="ce24">
            <text:p><text:s text:c="3"/>380.50</text:p>
          </table:table-cell>
          <table:table-cell office:value-type="float" office:value="2.95" table:style-name="ce24">
            <text:p><text:s text:c="3"/>2.95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/>
        </table:table-row>
        <table:table-row table:style-name="ro5">
          <table:table-cell office:value-type="string" table:style-name="ce123">
            <text:p>苗栗縣</text:p>
          </table:table-cell>
          <table:table-cell office:value-type="float" office:value="1820.3149000000001" table:style-name="ce122">
            <text:p><text:s text:c="3"/>1,820.3149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4654" table:style-name="ce119">
            <text:p><text:s text:c="3"/>4,654</text:p>
          </table:table-cell>
          <table:table-cell office:value-type="float" office:value="184453" table:style-name="ce119">
            <text:p><text:s text:c="3"/>184,453</text:p>
          </table:table-cell>
          <table:table-cell office:value-type="float" office:value="562473" table:style-name="ce120">
            <text:p><text:s text:c="3"/>562,473</text:p>
          </table:table-cell>
          <table:table-cell office:value-type="float" office:value="290017" table:style-name="ce119">
            <text:p><text:s text:c="3"/>290,017</text:p>
          </table:table-cell>
          <table:table-cell office:value-type="float" office:value="272456" table:style-name="ce119">
            <text:p><text:s text:c="3"/>272,456</text:p>
          </table:table-cell>
          <table:table-cell office:value-type="float" office:value="106.45" table:style-name="ce24">
            <text:p><text:s text:c="3"/>106.45</text:p>
          </table:table-cell>
          <table:table-cell office:value-type="float" office:value="308.9976355189973" table:style-name="ce24">
            <text:p><text:s text:c="3"/>309.00</text:p>
          </table:table-cell>
          <table:table-cell office:value-type="float" office:value="3.05" table:style-name="ce24">
            <text:p><text:s text:c="3"/>3.05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/>
        </table:table-row>
        <table:table-row table:style-name="ro5">
          <table:table-cell office:value-type="string" table:style-name="ce123">
            <text:p>彰化縣</text:p>
          </table:table-cell>
          <table:table-cell office:value-type="float" office:value="1074.396" table:style-name="ce122">
            <text:p><text:s text:c="3"/>1,074.3960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589" table:style-name="ce119">
            <text:p><text:s text:c="3"/>589</text:p>
          </table:table-cell>
          <table:table-cell office:value-type="float" office:value="9137" table:style-name="ce119">
            <text:p><text:s text:c="3"/>9,137</text:p>
          </table:table-cell>
          <table:table-cell office:value-type="float" office:value="382330" table:style-name="ce119">
            <text:p><text:s text:c="3"/>382,330</text:p>
          </table:table-cell>
          <table:table-cell office:value-type="float" office:value="1288945" table:style-name="ce120">
            <text:p><text:s text:c="3"/>1,288,945</text:p>
          </table:table-cell>
          <table:table-cell office:value-type="float" office:value="658206" table:style-name="ce119">
            <text:p><text:s text:c="3"/>658,206</text:p>
          </table:table-cell>
          <table:table-cell office:value-type="float" office:value="630739" table:style-name="ce119">
            <text:p><text:s text:c="3"/>630,739</text:p>
          </table:table-cell>
          <table:table-cell office:value-type="float" office:value="104.35" table:style-name="ce24">
            <text:p><text:s text:c="3"/>104.35</text:p>
          </table:table-cell>
          <table:table-cell office:value-type="float" office:value="1199.6926645296521" table:style-name="ce24">
            <text:p><text:s text:c="3"/>1,199.69</text:p>
          </table:table-cell>
          <table:table-cell office:value-type="float" office:value="3.37" table:style-name="ce24">
            <text:p><text:s text:c="3"/>3.37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/>
        </table:table-row>
        <table:table-row table:style-name="ro23">
          <table:table-cell office:value-type="string" table:style-name="ce123">
            <text:p>南投縣</text:p>
          </table:table-cell>
          <table:table-cell office:value-type="float" office:value="4106.4359999999997" table:style-name="ce122">
            <text:p><text:s text:c="3"/>4,106.4360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62" table:style-name="ce119">
            <text:p><text:s text:c="3"/>262</text:p>
          </table:table-cell>
          <table:table-cell office:value-type="float" office:value="4270" table:style-name="ce119">
            <text:p><text:s text:c="3"/>4,270</text:p>
          </table:table-cell>
          <table:table-cell office:value-type="float" office:value="177009" table:style-name="ce119">
            <text:p><text:s text:c="3"/>177,009</text:p>
          </table:table-cell>
          <table:table-cell office:value-type="float" office:value="508146" table:style-name="ce120">
            <text:p><text:s text:c="3"/>508,146</text:p>
          </table:table-cell>
          <table:table-cell office:value-type="float" office:value="260615" table:style-name="ce119">
            <text:p><text:s text:c="3"/>260,615</text:p>
          </table:table-cell>
          <table:table-cell office:value-type="float" office:value="247531" table:style-name="ce119">
            <text:p><text:s text:c="3"/>247,531</text:p>
          </table:table-cell>
          <table:table-cell office:value-type="float" office:value="105.29" table:style-name="ce24">
            <text:p><text:s text:c="3"/>105.29</text:p>
          </table:table-cell>
          <table:table-cell office:value-type="float" office:value="123.74380119402811" table:style-name="ce24">
            <text:p><text:s text:c="3"/>123.74</text:p>
          </table:table-cell>
          <table:table-cell office:value-type="float" office:value="2.87" table:style-name="ce24">
            <text:p><text:s text:c="3"/>2.87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 table:style-name="ce1"/>
        </table:table-row>
        <table:table-row table:style-name="ro5">
          <table:table-cell office:value-type="string" table:style-name="ce123">
            <text:p>雲林縣</text:p>
          </table:table-cell>
          <table:table-cell office:value-type="float" office:value="1290.8326" table:style-name="ce122">
            <text:p><text:s text:c="3"/>1,290.8326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88" table:style-name="ce119">
            <text:p><text:s text:c="3"/>388</text:p>
          </table:table-cell>
          <table:table-cell office:value-type="float" office:value="6405" table:style-name="ce119">
            <text:p><text:s text:c="3"/>6,405</text:p>
          </table:table-cell>
          <table:table-cell office:value-type="float" office:value="238453" table:style-name="ce119">
            <text:p><text:s text:c="3"/>238,453</text:p>
          </table:table-cell>
          <table:table-cell office:value-type="float" office:value="698187" table:style-name="ce120">
            <text:p><text:s text:c="3"/>698,187</text:p>
          </table:table-cell>
          <table:table-cell office:value-type="float" office:value="363058" table:style-name="ce119">
            <text:p><text:s text:c="3"/>363,058</text:p>
          </table:table-cell>
          <table:table-cell office:value-type="float" office:value="335129" table:style-name="ce119">
            <text:p><text:s text:c="3"/>335,129</text:p>
          </table:table-cell>
          <table:table-cell office:value-type="float" office:value="108.33" table:style-name="ce24">
            <text:p><text:s text:c="3"/>108.33</text:p>
          </table:table-cell>
          <table:table-cell office:value-type="float" office:value="540.88113361872024" table:style-name="ce24">
            <text:p><text:s text:c="3"/>540.88</text:p>
          </table:table-cell>
          <table:table-cell office:value-type="float" office:value="2.93" table:style-name="ce24">
            <text:p><text:s text:c="3"/>2.93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 table:style-name="ce1"/>
        </table:table-row>
        <table:table-row table:style-name="ro5">
          <table:table-cell office:value-type="string" table:style-name="ce123">
            <text:p>嘉義縣</text:p>
          </table:table-cell>
          <table:table-cell office:value-type="float" office:value="1903.6367" table:style-name="ce122">
            <text:p><text:s text:c="3"/>1,903.6367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57" table:style-name="ce119">
            <text:p><text:s text:c="3"/>357</text:p>
          </table:table-cell>
          <table:table-cell office:value-type="float" office:value="5324" table:style-name="ce119">
            <text:p><text:s text:c="3"/>5,324</text:p>
          </table:table-cell>
          <table:table-cell office:value-type="float" office:value="181964" table:style-name="ce119">
            <text:p><text:s text:c="3"/>181,964</text:p>
          </table:table-cell>
          <table:table-cell office:value-type="float" office:value="518507" table:style-name="ce120">
            <text:p><text:s text:c="3"/>518,507</text:p>
          </table:table-cell>
          <table:table-cell office:value-type="float" office:value="269986" table:style-name="ce119">
            <text:p><text:s text:c="3"/>269,986</text:p>
          </table:table-cell>
          <table:table-cell office:value-type="float" office:value="248521" table:style-name="ce119">
            <text:p><text:s text:c="3"/>248,521</text:p>
          </table:table-cell>
          <table:table-cell office:value-type="float" office:value="108.64" table:style-name="ce24">
            <text:p><text:s text:c="3"/>108.64</text:p>
          </table:table-cell>
          <table:table-cell office:value-type="float" office:value="272.37707699163394" table:style-name="ce24">
            <text:p><text:s text:c="3"/>272.38</text:p>
          </table:table-cell>
          <table:table-cell office:value-type="float" office:value="2.85" table:style-name="ce24">
            <text:p><text:s text:c="3"/>2.85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 table:style-name="ce1"/>
        </table:table-row>
        <table:table-row table:style-name="ro5">
          <table:table-cell office:value-type="string" table:style-name="ce123">
            <text:p>屏東縣</text:p>
          </table:table-cell>
          <table:table-cell office:value-type="float" office:value="2775.6003000000001" table:style-name="ce122">
            <text:p><text:s text:c="3"/>2,775.6003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64" table:style-name="ce119">
            <text:p><text:s text:c="3"/>464</text:p>
          </table:table-cell>
          <table:table-cell office:value-type="float" office:value="7425" table:style-name="ce119">
            <text:p><text:s text:c="3"/>7,425</text:p>
          </table:table-cell>
          <table:table-cell office:value-type="float" office:value="284627" table:style-name="ce119">
            <text:p><text:s text:c="3"/>284,627</text:p>
          </table:table-cell>
          <table:table-cell office:value-type="float" office:value="839760" table:style-name="ce120">
            <text:p><text:s text:c="3"/>839,760</text:p>
          </table:table-cell>
          <table:table-cell office:value-type="float" office:value="430116" table:style-name="ce119">
            <text:p><text:s text:c="3"/>430,116</text:p>
          </table:table-cell>
          <table:table-cell office:value-type="float" office:value="409644" table:style-name="ce119">
            <text:p><text:s text:c="3"/>409,644</text:p>
          </table:table-cell>
          <table:table-cell office:value-type="float" office:value="105" table:style-name="ce24">
            <text:p><text:s text:c="3"/>105.00</text:p>
          </table:table-cell>
          <table:table-cell office:value-type="float" office:value="302.55076712594388" table:style-name="ce24">
            <text:p><text:s text:c="3"/>302.55</text:p>
          </table:table-cell>
          <table:table-cell office:value-type="float" office:value="2.95" table:style-name="ce24">
            <text:p><text:s text:c="3"/>2.95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 table:style-name="ce1"/>
        </table:table-row>
        <table:table-row table:style-name="ro23">
          <table:table-cell office:value-type="string" table:style-name="ce123">
            <text:p>臺東縣</text:p>
          </table:table-cell>
          <table:table-cell office:value-type="float" office:value="3515.2525999999998" table:style-name="ce122">
            <text:p><text:s text:c="3"/>3,515.252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47" table:style-name="ce119">
            <text:p><text:s text:c="3"/>147</text:p>
          </table:table-cell>
          <table:table-cell office:value-type="float" office:value="2683" table:style-name="ce119">
            <text:p><text:s text:c="3"/>2,683</text:p>
          </table:table-cell>
          <table:table-cell office:value-type="float" office:value="82374" table:style-name="ce119">
            <text:p><text:s text:c="3"/>82,374</text:p>
          </table:table-cell>
          <table:table-cell office:value-type="float" office:value="221974" table:style-name="ce120">
            <text:p><text:s text:c="3"/>221,974</text:p>
          </table:table-cell>
          <table:table-cell office:value-type="float" office:value="114902" table:style-name="ce119">
            <text:p><text:s text:c="3"/>114,902</text:p>
          </table:table-cell>
          <table:table-cell office:value-type="float" office:value="107072" table:style-name="ce119">
            <text:p><text:s text:c="3"/>107,072</text:p>
          </table:table-cell>
          <table:table-cell office:value-type="float" office:value="107.31" table:style-name="ce24">
            <text:p><text:s text:c="3"/>107.31</text:p>
          </table:table-cell>
          <table:table-cell office:value-type="float" office:value="63.14595998023016" table:style-name="ce24">
            <text:p><text:s text:c="3"/>63.15</text:p>
          </table:table-cell>
          <table:table-cell office:value-type="float" office:value="2.69" table:style-name="ce24">
            <text:p><text:s text:c="3"/>2.69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 table:style-name="ce1"/>
        </table:table-row>
        <table:table-row table:style-name="ro24">
          <table:table-cell office:value-type="string" table:style-name="ce123">
            <text:p>花蓮縣</text:p>
          </table:table-cell>
          <table:table-cell office:value-type="float" office:value="4628.5713999999998" table:style-name="ce122">
            <text:p><text:s text:c="3"/>4,628.5714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177" table:style-name="ce119">
            <text:p><text:s text:c="3"/>177</text:p>
          </table:table-cell>
          <table:table-cell office:value-type="float" office:value="3592" table:style-name="ce119">
            <text:p><text:s text:c="3"/>3,592</text:p>
          </table:table-cell>
          <table:table-cell office:value-type="float" office:value="124900" table:style-name="ce119">
            <text:p><text:s text:c="3"/>124,900</text:p>
          </table:table-cell>
          <table:table-cell office:value-type="float" office:value="331633" table:style-name="ce120">
            <text:p><text:s text:c="3"/>331,633</text:p>
          </table:table-cell>
          <table:table-cell office:value-type="float" office:value="169013" table:style-name="ce119">
            <text:p><text:s text:c="3"/>169,013</text:p>
          </table:table-cell>
          <table:table-cell office:value-type="float" office:value="162620" table:style-name="ce119">
            <text:p><text:s text:c="3"/>162,620</text:p>
          </table:table-cell>
          <table:table-cell office:value-type="float" office:value="103.93" table:style-name="ce24">
            <text:p><text:s text:c="3"/>103.93</text:p>
          </table:table-cell>
          <table:table-cell office:value-type="float" office:value="71.64910538055004" table:style-name="ce24">
            <text:p><text:s text:c="3"/>71.65</text:p>
          </table:table-cell>
          <table:table-cell office:value-type="float" office:value="2.66" table:style-name="ce24">
            <text:p><text:s text:c="3"/>2.66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 table:style-name="ce1"/>
        </table:table-row>
        <table:table-row table:style-name="ro24">
          <table:table-cell office:value-type="string" table:style-name="ce123">
            <text:p>澎湖縣</text:p>
          </table:table-cell>
          <table:table-cell office:value-type="float" office:value="126.86409999999999" table:style-name="ce122">
            <text:p><text:s text:c="3"/>126.8641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1390" table:style-name="ce119">
            <text:p><text:s text:c="3"/>1,390</text:p>
          </table:table-cell>
          <table:table-cell office:value-type="float" office:value="38693" table:style-name="ce119">
            <text:p><text:s text:c="3"/>38,693</text:p>
          </table:table-cell>
          <table:table-cell office:value-type="float" office:value="102332" table:style-name="ce120">
            <text:p><text:s text:c="3"/>102,332</text:p>
          </table:table-cell>
          <table:table-cell office:value-type="float" office:value="52773" table:style-name="ce119">
            <text:p><text:s text:c="3"/>52,773</text:p>
          </table:table-cell>
          <table:table-cell office:value-type="float" office:value="49559" table:style-name="ce119">
            <text:p><text:s text:c="3"/>49,559</text:p>
          </table:table-cell>
          <table:table-cell office:value-type="float" office:value="106.49" table:style-name="ce24">
            <text:p><text:s text:c="3"/>106.49</text:p>
          </table:table-cell>
          <table:table-cell office:value-type="float" office:value="806.62693386072192" table:style-name="ce24">
            <text:p><text:s text:c="3"/>806.63</text:p>
          </table:table-cell>
          <table:table-cell office:value-type="float" office:value="2.64" table:style-name="ce24">
            <text:p><text:s text:c="3"/>2.64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 table:style-name="ce1"/>
        </table:table-row>
        <table:table-row table:style-name="ro1">
          <table:table-cell office:value-type="string" table:style-name="ce123">
            <text:p>基隆市</text:p>
          </table:table-cell>
          <table:table-cell office:value-type="float" office:value="132.75890000000001" table:style-name="ce122">
            <text:p><text:s text:c="3"/>132.7589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57" table:style-name="ce119">
            <text:p><text:s text:c="3"/>157</text:p>
          </table:table-cell>
          <table:table-cell office:value-type="float" office:value="3310" table:style-name="ce119">
            <text:p><text:s text:c="3"/>3,310</text:p>
          </table:table-cell>
          <table:table-cell office:value-type="float" office:value="150916" table:style-name="ce119">
            <text:p><text:s text:c="3"/>150,916</text:p>
          </table:table-cell>
          <table:table-cell office:value-type="float" office:value="371882" table:style-name="ce120">
            <text:p><text:s text:c="3"/>371,882</text:p>
          </table:table-cell>
          <table:table-cell office:value-type="float" office:value="186732" table:style-name="ce119">
            <text:p><text:s text:c="3"/>186,732</text:p>
          </table:table-cell>
          <table:table-cell office:value-type="float" office:value="185150" table:style-name="ce119">
            <text:p><text:s text:c="3"/>185,150</text:p>
          </table:table-cell>
          <table:table-cell office:value-type="float" office:value="100.85" table:style-name="ce24">
            <text:p><text:s text:c="3"/>100.85</text:p>
          </table:table-cell>
          <table:table-cell office:value-type="float" office:value="2801.1831975106752" table:style-name="ce24">
            <text:p><text:s text:c="3"/>2,801.18</text:p>
          </table:table-cell>
          <table:table-cell office:value-type="float" office:value="2.46" table:style-name="ce24">
            <text:p><text:s text:c="3"/>2.46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 table:style-name="ce1"/>
        </table:table-row>
        <table:table-row table:style-name="ro24">
          <table:table-cell office:value-type="string" table:style-name="ce123">
            <text:p>新竹市</text:p>
          </table:table-cell>
          <table:table-cell office:value-type="float" office:value="104.15260000000001" table:style-name="ce122">
            <text:p><text:s text:c="3"/>104.152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22" table:style-name="ce119">
            <text:p><text:s text:c="3"/>122</text:p>
          </table:table-cell>
          <table:table-cell office:value-type="float" office:value="2185" table:style-name="ce119">
            <text:p><text:s text:c="3"/>2,185</text:p>
          </table:table-cell>
          <table:table-cell office:value-type="float" office:value="157877" table:style-name="ce119">
            <text:p><text:s text:c="3"/>157,877</text:p>
          </table:table-cell>
          <table:table-cell office:value-type="float" office:value="434492" table:style-name="ce120">
            <text:p><text:s text:c="3"/>434,492</text:p>
          </table:table-cell>
          <table:table-cell office:value-type="float" office:value="214940" table:style-name="ce119">
            <text:p><text:s text:c="3"/>214,940</text:p>
          </table:table-cell>
          <table:table-cell office:value-type="float" office:value="219552" table:style-name="ce119">
            <text:p><text:s text:c="3"/>219,552</text:p>
          </table:table-cell>
          <table:table-cell office:value-type="float" office:value="97.9" table:style-name="ce24">
            <text:p><text:s text:c="3"/>97.90</text:p>
          </table:table-cell>
          <table:table-cell office:value-type="float" office:value="4171.6865445509757" table:style-name="ce24">
            <text:p><text:s text:c="3"/>4,171.69</text:p>
          </table:table-cell>
          <table:table-cell office:value-type="float" office:value="2.75" table:style-name="ce24">
            <text:p><text:s text:c="3"/>2.75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 table:style-name="ce1"/>
        </table:table-row>
        <table:table-row table:style-name="ro24">
          <table:table-cell office:value-type="string" table:style-name="ce123">
            <text:p>嘉義市</text:p>
          </table:table-cell>
          <table:table-cell office:value-type="float" office:value="60.025599999999997" table:style-name="ce122">
            <text:p><text:s text:c="3"/>60.025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1387" table:style-name="ce119">
            <text:p><text:s text:c="3"/>1,387</text:p>
          </table:table-cell>
          <table:table-cell office:value-type="float" office:value="98640" table:style-name="ce119">
            <text:p><text:s text:c="3"/>98,640</text:p>
          </table:table-cell>
          <table:table-cell office:value-type="float" office:value="270264" table:style-name="ce120">
            <text:p><text:s text:c="3"/>270,264</text:p>
          </table:table-cell>
          <table:table-cell office:value-type="float" office:value="131749" table:style-name="ce119">
            <text:p><text:s text:c="3"/>131,749</text:p>
          </table:table-cell>
          <table:table-cell office:value-type="float" office:value="138515" table:style-name="ce119">
            <text:p><text:s text:c="3"/>138,515</text:p>
          </table:table-cell>
          <table:table-cell office:value-type="float" office:value="95.12" table:style-name="ce24">
            <text:p><text:s text:c="3"/>95.12</text:p>
          </table:table-cell>
          <table:table-cell office:value-type="float" office:value="4502.4789423179445" table:style-name="ce24">
            <text:p><text:s text:c="3"/>4,502.48</text:p>
          </table:table-cell>
          <table:table-cell office:value-type="float" office:value="2.74" table:style-name="ce24">
            <text:p><text:s text:c="3"/>2.74</text:p>
          </table:table-cell>
          <table:table-cell table:style-name="ce97"/>
          <table:table-cell table:style-name="ce133"/>
          <table:table-cell table:style-name="ce132"/>
          <table:table-cell table:style-name="ce131"/>
          <table:table-cell table:style-name="ce97"/>
          <table:table-cell table:number-columns-repeated="16367" table:style-name="ce1"/>
        </table:table-row>
        <table:table-row table:style-name="ro22">
          <table:table-cell office:value-type="string" table:style-name="ce130">
            <text:p>福建省</text:p>
          </table:table-cell>
          <table:table-cell office:value-type="float" office:value="180.45600000000002" table:style-name="ce129">
            <text:p><text:s text:c="3"/>180.4560</text:p>
          </table:table-cell>
          <table:table-cell office:value-type="float" office:value="10" table:style-name="ce128">
            <text:p><text:s text:c="3"/>10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903" table:style-name="ce127">
            <text:p><text:s text:c="3"/>903</text:p>
          </table:table-cell>
          <table:table-cell office:value-type="float" office:value="41297" table:style-name="ce127">
            <text:p><text:s text:c="3"/>41,297</text:p>
          </table:table-cell>
          <table:table-cell office:value-type="float" office:value="145528" table:style-name="ce71">
            <text:p><text:s text:c="3"/>145,528</text:p>
          </table:table-cell>
          <table:table-cell office:value-type="float" office:value="73823" table:style-name="ce127">
            <text:p><text:s text:c="3"/>73,823</text:p>
          </table:table-cell>
          <table:table-cell office:value-type="float" office:value="71705" table:style-name="ce127">
            <text:p><text:s text:c="3"/>71,705</text:p>
          </table:table-cell>
          <table:table-cell office:value-type="float" office:value="102.95" table:style-name="ce68">
            <text:p><text:s text:c="3"/>102.95</text:p>
          </table:table-cell>
          <table:table-cell office:value-type="float" office:value="806.44589262756563" table:style-name="ce68">
            <text:p><text:s text:c="3"/>806.45</text:p>
          </table:table-cell>
          <table:table-cell office:value-type="float" office:value="3.52" table:style-name="ce68">
            <text:p><text:s text:c="3"/>3.52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 table:style-name="ce1"/>
        </table:table-row>
        <table:table-row table:style-name="ro24">
          <table:table-cell office:value-type="string" table:style-name="ce123">
            <text:p>金門縣</text:p>
          </table:table-cell>
          <table:table-cell office:value-type="float" office:value="151.65600000000001" table:style-name="ce122">
            <text:p><text:s text:c="3"/>151.6560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767" table:style-name="ce119">
            <text:p><text:s text:c="3"/>767</text:p>
          </table:table-cell>
          <table:table-cell office:value-type="float" office:value="38690" table:style-name="ce119">
            <text:p><text:s text:c="3"/>38,690</text:p>
          </table:table-cell>
          <table:table-cell office:value-type="float" office:value="132998" table:style-name="ce120">
            <text:p><text:s text:c="3"/>132,998</text:p>
          </table:table-cell>
          <table:table-cell office:value-type="float" office:value="66653" table:style-name="ce119">
            <text:p><text:s text:c="3"/>66,653</text:p>
          </table:table-cell>
          <table:table-cell office:value-type="float" office:value="66345" table:style-name="ce119">
            <text:p><text:s text:c="3"/>66,345</text:p>
          </table:table-cell>
          <table:table-cell office:value-type="float" office:value="100.46" table:style-name="ce24">
            <text:p><text:s text:c="3"/>100.46</text:p>
          </table:table-cell>
          <table:table-cell office:value-type="float" office:value="876.97156723110197" table:style-name="ce24">
            <text:p><text:s text:c="3"/>876.97</text:p>
          </table:table-cell>
          <table:table-cell office:value-type="float" office:value="3.44" table:style-name="ce24">
            <text:p><text:s text:c="3"/>3.44</text:p>
          </table:table-cell>
          <table:table-cell table:style-name="ce97"/>
          <table:table-cell table:style-name="ce126"/>
          <table:table-cell table:style-name="ce125"/>
          <table:table-cell table:style-name="ce124"/>
          <table:table-cell table:style-name="ce97"/>
          <table:table-cell table:number-columns-repeated="16367" table:style-name="ce1"/>
        </table:table-row>
        <table:table-row table:style-name="ro24">
          <table:table-cell office:value-type="string" table:style-name="ce123">
            <text:p>連江縣</text:p>
          </table:table-cell>
          <table:table-cell office:value-type="float" office:value="28.8" table:style-name="ce122">
            <text:p><text:s text:c="3"/>28.8000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36" table:style-name="ce119">
            <text:p><text:s text:c="3"/>136</text:p>
          </table:table-cell>
          <table:table-cell office:value-type="float" office:value="2607" table:style-name="ce119">
            <text:p><text:s text:c="3"/>2,607</text:p>
          </table:table-cell>
          <table:table-cell office:value-type="float" office:value="12530" table:style-name="ce120">
            <text:p><text:s text:c="3"/>12,530</text:p>
          </table:table-cell>
          <table:table-cell office:value-type="float" office:value="7170" table:style-name="ce119">
            <text:p><text:s text:c="3"/>7,170</text:p>
          </table:table-cell>
          <table:table-cell office:value-type="float" office:value="5360" table:style-name="ce119">
            <text:p><text:s text:c="3"/>5,360</text:p>
          </table:table-cell>
          <table:table-cell office:value-type="float" office:value="133.77000000000001" table:style-name="ce24">
            <text:p><text:s text:c="3"/>133.77</text:p>
          </table:table-cell>
          <table:table-cell office:value-type="float" office:value="435.06944444444446" table:style-name="ce24">
            <text:p><text:s text:c="3"/>435.07</text:p>
          </table:table-cell>
          <table:table-cell office:value-type="float" office:value="4.8099999999999996" table:style-name="ce24">
            <text:p><text:s text:c="3"/>4.81</text:p>
          </table:table-cell>
          <table:table-cell table:style-name="ce97"/>
          <table:table-cell table:style-name="ce116"/>
          <table:table-cell table:style-name="ce115"/>
          <table:table-cell table:style-name="ce118"/>
          <table:table-cell table:style-name="ce97"/>
          <table:table-cell table:number-columns-repeated="16367" table:style-name="ce1"/>
        </table:table-row>
        <table:table-row table:style-name="ro25">
          <table:table-cell office:value-type="string" table:style-name="ce113">
            <text:p>東沙群島</text:p>
          </table:table-cell>
          <table:table-cell office:value-type="float" office:value="2.38" table:style-name="ce117">
            <text:p><text:s text:c="3"/>2.3800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table:style-name="ce97"/>
          <table:table-cell table:style-name="ce116"/>
          <table:table-cell table:style-name="ce115"/>
          <table:table-cell table:style-name="ce114"/>
          <table:table-cell table:style-name="ce97"/>
          <table:table-cell table:number-columns-repeated="16367" table:style-name="ce1"/>
        </table:table-row>
        <table:table-row table:style-name="ro24">
          <table:table-cell office:value-type="string" table:style-name="ce113">
            <text:p>南沙群島</text:p>
          </table:table-cell>
          <table:table-cell office:value-type="float" office:value="0.50449999999999995" table:style-name="ce112">
            <text:p><text:s text:c="3"/>0.5045</text:p>
          </table:table-cell>
          <table:table-cell office:value-type="string" table:style-name="ce111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table:number-columns-repeated="16372" table:style-name="ce1"/>
        </table:table-row>
        <table:table-row table:style-name="ro26">
          <table:table-cell table:style-name="ce109"/>
          <table:table-cell table:style-name="ce108"/>
          <table:table-cell table:style-name="ce107"/>
          <table:table-cell table:number-columns-repeated="3" table:style-name="ce105"/>
          <table:table-cell table:style-name="ce106"/>
          <table:table-cell table:number-columns-repeated="2" table:style-name="ce105"/>
          <table:table-cell table:number-columns-repeated="2" table:style-name="ce104"/>
          <table:table-cell table:style-name="ce103"/>
          <table:table-cell table:number-columns-repeated="244" table:style-name="ce97"/>
          <table:table-cell table:number-columns-repeated="16128" table:style-name="ce102"/>
        </table:table-row>
        <table:table-row table:style-name="ro24">
          <table:table-cell office:value-type="string" table:style-name="ce4">
            <text:p><text:span text:style-name="T3"><text:s/></text:span><text:span text:style-name="T2">說明：1.本表村里數及鄰數係指設有戶籍之戶籍登記資料，非行政區域資料。</text:span></text:p>
          </table:table-cell>
          <table:table-cell table:style-name="ce101"/>
          <table:table-cell table:style-name="ce100"/>
          <table:table-cell table:number-columns-repeated="5" table:style-name="ce9"/>
          <table:table-cell table:style-name="ce1"/>
          <table:table-cell table:style-name="ce8"/>
          <table:table-cell table:style-name="ce7"/>
          <table:table-cell office:value-type="string" table:style-name="ce99">
            <text:p>內政部戶政司 民國105年9月6日修正土地面積</text:p>
          </table:table-cell>
          <table:table-cell table:style-name="ce98"/>
          <table:table-cell table:number-columns-repeated="16371" table:style-name="ce97"/>
        </table:table-row>
        <table:table-row table:style-name="ro17">
          <table:table-cell office:value-type="string" table:style-name="ce4">
            <text:p><text:s text:c="12"/>2.96年12月起，我國土地面積增列東沙群島(2.38平方公里)及南沙群島太平島(0.4896平方公里)，</text:p>
          </table:table-cell>
          <table:table-cell table:number-columns-repeated="2" table:style-name="ce93"/>
          <table:table-cell table:number-columns-repeated="16381" table:style-name="ce1"/>
        </table:table-row>
        <table:table-row table:style-name="ro17">
          <table:table-cell office:value-type="string" table:style-name="ce4">
            <text:p><text:s text:c="15"/>由高雄市代管；其設籍人口列於高雄市統計。</text:p>
          </table:table-cell>
          <table:table-cell table:number-columns-repeated="2" table:style-name="ce93"/>
          <table:table-cell table:number-columns-repeated="16381" table:style-name="ce1"/>
        </table:table-row>
        <table:table-row table:style-name="ro27">
          <table:table-cell office:value-type="string" table:style-name="ce2">
            <text:p><text:s text:c="12"/>3.104年12月南沙太平島交通基礎整建工程竣工，增加面積0.0149平方公里。</text:p>
          </table:table-cell>
          <table:table-cell table:number-columns-repeated="2" table:style-name="ce93"/>
          <table:table-cell table:number-columns-repeated="16381" table:style-name="ce1"/>
        </table:table-row>
        <table:table-row table:style-name="ro27">
          <table:table-cell table:style-name="ce96"/>
          <table:table-cell table:number-columns-repeated="2" table:style-name="ce93"/>
          <table:table-cell table:number-columns-repeated="16381" table:style-name="ce1"/>
        </table:table-row>
        <table:table-row table:style-name="ro17">
          <table:table-cell table:style-name="ce1"/>
          <table:table-cell table:number-columns-repeated="2" table:style-name="ce93"/>
          <table:table-cell table:number-columns-repeated="3" table:style-name="ce1"/>
          <table:table-cell table:style-name="ce95"/>
          <table:table-cell table:number-columns-repeated="3" table:style-name="ce1"/>
          <table:table-cell table:number-columns-repeated="2" table:style-name="ce94"/>
          <table:table-cell table:number-columns-repeated="16372" table:style-name="ce1"/>
        </table:table-row>
        <table:table-row table:number-rows-repeated="24" table:style-name="ro17">
          <table:table-cell table:number-columns-repeated="16384"/>
        </table:table-row>
        <table:table-row table:style-name="ro17">
          <table:table-cell table:number-columns-repeated="7"/>
          <table:table-cell table:style-name="ce94"/>
          <table:table-cell table:number-columns-repeated="16376"/>
        </table:table-row>
        <table:table-row table:number-rows-repeated="1048513" table:style-name="ro17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160" table:style-name="ta3">
        <table:table-source xlink:href="file:///D:/0662/A.上網月報(含1科)/105年/10503/新表號02,07~11-連結(公式)檔105.3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RCRP0C1D0" table:style-name="ta3">
        <table:table-source xlink:href="file:///D:/0662/A.上網月報(含1科)/105年/10503/新表號02,07~11-連結(公式)檔105.3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RCRP0C1E0" table:style-name="ta3">
        <table:table-source xlink:href="file:///D:/0662/A.上網月報(含1科)/105年/10503/新表號02,07~11-連結(公式)檔105.3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07出生-年月別" table:style-name="ta3">
        <table:table-source xlink:href="file:///D:/0662/A.上網月報(含1科)/105年/10503/新表號02,07~11-連結(公式)檔105.3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07-縣市別" table:style-name="ta3">
        <table:table-source xlink:href="file:///D:/0662/A.上網月報(含1科)/105年/10503/新表號02,07~11-連結(公式)檔105.3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08結婚-年月別_+計" table:style-name="ta3">
        <table:table-source xlink:href="file:///D:/0662/A.上網月報(含1科)/105年/10503/新表號02,07~11-連結(公式)檔105.3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08-縣市別+計" table:style-name="ta3">
        <table:table-source xlink:href="file:///D:/0662/A.上網月報(含1科)/105年/10503/新表號02,07~11-連結(公式)檔105.3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08-設籍情形+計" table:style-name="ta3">
        <table:table-source xlink:href="file:///D:/0662/A.上網月報(含1科)/105年/10503/新表號02,07~11-連結(公式)檔105.3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09離婚-年月別+計" table:style-name="ta3">
        <table:table-source xlink:href="file:///D:/0662/A.上網月報(含1科)/105年/10503/新表號02,07~11-連結(公式)檔105.3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09縣市別_+計" table:style-name="ta3">
        <table:table-source xlink:href="file:///D:/0662/A.上網月報(含1科)/105年/10503/新表號02,07~11-連結(公式)檔105.3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09設籍情形+計" table:style-name="ta3">
        <table:table-source xlink:href="file:///D:/0662/A.上網月報(含1科)/105年/10503/新表號02,07~11-連結(公式)檔105.3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10戶籍登記-年月別" table:style-name="ta3">
        <table:table-source xlink:href="file:///D:/0662/A.上網月報(含1科)/105年/10503/新表號02,07~11-連結(公式)檔105.3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10縣市別" table:style-name="ta3">
        <table:table-source xlink:href="file:///D:/0662/A.上網月報(含1科)/105年/10503/新表號02,07~11-連結(公式)檔105.3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11遷徙" table:style-name="ta3">
        <table:table-source xlink:href="file:///D:/0662/A.上網月報(含1科)/105年/10503/新表號02,07~11-連結(公式)檔105.3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   </number:text>
      <number:number number:decimal-places="2" number:min-integer-digits="1" number:grouping="true"/>
    </number:number-style>
    <number:number-style style:name="N49P1">
      <number:text>－   </number:text>
      <number:number number:decimal-places="2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2" number:min-integer-digits="1" number:grouping="true"/>
    </number:number-style>
    <number:number-style style:name="N50P1">
      <number:text>－   </number:text>
      <number:number number:decimal-places="2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">
      <number:number number:decimal-places="2" number:min-integer-digits="1"/>
      <number:text> </number:text>
    </number:number-style>
    <number:number-style style:name="N53P0">
      <number:text>   </number:text>
      <number:number number:decimal-places="2" number:min-integer-digits="1" number:grouping="true"/>
    </number:number-style>
    <number:number-style style:name="N53P1">
      <number:text>－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2" number:min-integer-digits="1" number:grouping="true"/>
    </number:number-style>
    <number:number-style style:name="N56P1">
      <number:text>     －</number:text>
      <number:number number:decimal-places="2" number:min-integer-digits="1" number:grouping="true"/>
    </number:number-style>
    <number:text-style style:name="N56">
      <number:text>0.00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number:number-style style:name="N5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9P2">
      <number:text> - </number:text>
    </number:text-style>
    <number:text-style style:name="N59">
      <number:text> </number:text>
      <number:text-content/>
      <number:text> </number:text>
      <style:map style:condition="value()&gt;0" style:apply-style-name="N59P0"/>
      <style:map style:condition="value()&lt;0" style:apply-style-name="N59P1"/>
      <style:map style:condition="value()=0" style:apply-style-name="N5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9"/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9-06T09:42:54Z</meta:creation-date>
    <dc:date>2016-09-06T10:20:27Z</dc:date>
  </office:meta>
</office:document-meta>
</file>